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e1" style:family="table">
      <style:table-properties style:width="3.893cm" table:align="left"/>
    </style:style>
    <style:style style:name="Tabelle1.A" style:family="table-column">
      <style:table-column-properties style:column-width="1.154cm"/>
    </style:style>
    <style:style style:name="Tabelle1.B" style:family="table-column">
      <style:table-column-properties style:column-width="2.739cm"/>
    </style:style>
    <style:style style:name="Tabelle1.A1" style:family="table-cell">
      <style:table-cell-properties style:vertical-align="middle" fo:padding="0.049cm" fo:border="none"/>
    </style:style>
    <style:style style:name="Tabelle2" style:family="table">
      <style:table-properties style:width="5.069cm" table:align="left"/>
    </style:style>
    <style:style style:name="Tabelle2.A" style:family="table-column">
      <style:table-column-properties style:column-width="1.993cm"/>
    </style:style>
    <style:style style:name="Tabelle2.B" style:family="table-column">
      <style:table-column-properties style:column-width="3.076cm"/>
    </style:style>
    <style:style style:name="Tabelle2.A1" style:family="table-cell">
      <style:table-cell-properties style:vertical-align="middle" fo:padding="0.049cm" fo:border="none"/>
    </style:style>
    <style:style style:name="Tabelle3" style:family="table">
      <style:table-properties style:width="6.094cm" table:align="left"/>
    </style:style>
    <style:style style:name="Tabelle3.A" style:family="table-column">
      <style:table-column-properties style:column-width="2.831cm"/>
    </style:style>
    <style:style style:name="Tabelle3.B" style:family="table-column">
      <style:table-column-properties style:column-width="3.263cm"/>
    </style:style>
    <style:style style:name="Tabelle3.A1" style:family="table-cell">
      <style:table-cell-properties style:vertical-align="middle" fo:padding="0.049cm" fo:border="none"/>
    </style:style>
    <style:style style:name="P1" style:family="paragraph" style:parent-style-name="Heading_20_2">
      <style:text-properties officeooo:paragraph-rsid="004973c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Heading_20_2">
      <style:paragraph-properties fo:text-align="center" style:justify-single-word="false"/>
      <style:text-properties officeooo:paragraph-rsid="004973ce"/>
    </style:style>
    <style:style style:name="T1" style:family="text">
      <style:text-properties fo:font-style="italic"/>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2">Basic JavaScript</text:h>
      <text:h text:style-name="P1" text:outline-level="2">Comment Your JavaScript Code</text:h>
      <text:p text:style-name="Text_20_body">Comments are lines of code that JavaScript will intentionally ignore. Comments are a great way to leave notes to yourself and to other people who will later need to figure out what that code does.</text:p>
      <text:p text:style-name="Text_20_body">There are two ways to write comments in JavaScript:</text:p>
      <text:p text:style-name="Text_20_body">Using <text:span text:style-name="Source_20_Text">//</text:span> will tell JavaScript to ignore the remainder of the text on the current line:</text:p>
      <text:p text:style-name="Quotations">// This is an in-line comment.</text:p>
      <text:p text:style-name="Text_20_body">You can make a multi-line comment beginning with <text:span text:style-name="Source_20_Text">/*</text:span> and ending with <text:span text:style-name="Source_20_Text">*/</text:span>:</text:p>
      <text:p text:style-name="Quotations">/* This is a<text:line-break/>multi-line comment */</text:p>
      <text:p text:style-name="Text_20_body"><text:span text:style-name="Strong_20_Emphasis">Best Practice</text:span><text:line-break/>As you write code, you should regularly add comments to clarify the function of parts of your code. Good commenting can help communicate the intent of your code—both for others <text:span text:style-name="Emphasis">and</text:span> for your future self.</text:p>
      <text:p text:style-name="Horizontal_20_Line"/>
      <text:p text:style-name="Text_20_body">Try creating one of each type of comment.</text:p>
      <text:p text:style-name="Text_20_body"/>
      <text:h text:style-name="Heading_20_2" text:outline-level="2">Declare JavaScript Variables</text:h>
      <text:p text:style-name="Text_20_body">In computer science, <text:span text:style-name="Definition">data</text:span> is anything that is meaningful to the computer. JavaScript provides seven different <text:span text:style-name="Definition">data types</text:span> which are <text:span text:style-name="Source_20_Text">undefined</text:span>, <text:span text:style-name="Source_20_Text">null</text:span>, <text:span text:style-name="Source_20_Text">boolean</text:span>, <text:span text:style-name="Source_20_Text">string</text:span>, <text:span text:style-name="Source_20_Text">symbol</text:span>, <text:span text:style-name="Source_20_Text">number</text:span>, and <text:span text:style-name="Source_20_Text">object</text:span>.</text:p>
      <text:p text:style-name="Text_20_body">For example, computers distinguish between numbers, such as the number <text:span text:style-name="Source_20_Text">12</text:span>, and <text:span text:style-name="Source_20_Text">strings</text:span>, such as <text:span text:style-name="Source_20_Text">"12"</text:span>, <text:span text:style-name="Source_20_Text">"dog"</text:span>, or <text:span text:style-name="Source_20_Text">"123 cats"</text:span>, which are collections of characters. Computers can perform mathematical operations on a number, but not on a string.</text:p>
      <text:p text:style-name="Text_20_body"><text:span text:style-name="Definition">Variables</text:span> allow computers to store and manipulate data in a dynamic fashion. They do this by using a "label" to point to the data rather than using the data itself. Any of the seven data types may be stored in a variable.</text:p>
      <text:p text:style-name="Text_20_body"><text:span text:style-name="Source_20_Text">Variables</text:span> are similar to the x and y variables you use in mathematics, which means they're a simple name to represent the data we want to refer to. Computer <text:span text:style-name="Source_20_Text">variables</text:span> differ from mathematical variables in that they can store different values at different times.</text:p>
      <text:p text:style-name="Text_20_body">We tell JavaScript to create or <text:span text:style-name="Definition">declare</text:span> a variable by putting the keyword <text:span text:style-name="Source_20_Text">var</text:span> in front of it, like so:</text:p>
      <text:p text:style-name="Quotations"><text:soft-page-break/>var ourName;</text:p>
      <text:p text:style-name="Text_20_body">creates a <text:span text:style-name="Source_20_Text">variable</text:span> called <text:span text:style-name="Source_20_Text">ourName</text:span>. In JavaScript we end statements with semicolons.</text:p>
      <text:p text:style-name="Text_20_body"><text:span text:style-name="Source_20_Text">Variable</text:span> names can be made up of numbers, letters, and <text:span text:style-name="Source_20_Text">$</text:span> or <text:span text:style-name="Source_20_Text">_</text:span>, but may not contain spaces or start with a number.</text:p>
      <text:p text:style-name="Horizontal_20_Line"/>
      <text:p text:style-name="Text_20_body">Use the <text:span text:style-name="Source_20_Text">var</text:span> keyword to create a variable called <text:span text:style-name="Source_20_Text">myName</text:span>.</text:p>
      <text:p text:style-name="Text_20_body"><text:span text:style-name="Strong_20_Emphasis">Hint</text:span><text:line-break/>Look at the <text:span text:style-name="Source_20_Text">ourName</text:span> example if you get stuck.</text:p>
      <text:h text:style-name="Heading_20_2" text:outline-level="2">Storing Values with the Assignment Operator</text:h>
      <text:p text:style-name="Text_20_body">In JavaScript, you can store a value in a variable with the <text:span text:style-name="Definition">assignment</text:span> operator.</text:p>
      <text:p text:style-name="Text_20_body"><text:span text:style-name="Source_20_Text">myVariable = 5;</text:span></text:p>
      <text:p text:style-name="Text_20_body">This assigns the <text:span text:style-name="Source_20_Text">Number</text:span> value <text:span text:style-name="Source_20_Text">5</text:span> to <text:span text:style-name="Source_20_Text">myVariable</text:span>.</text:p>
      <text:p text:style-name="Text_20_body">Assignment always goes from right to left. Everything to the right of the <text:span text:style-name="Source_20_Text">=</text:span> operator is resolved before the value is assigned to the variable to the left of the operator.</text:p>
      <text:p text:style-name="Quotations">myVar = 5;<text:line-break/>myNum = myVar;</text:p>
      <text:p text:style-name="Text_20_body">This assigns <text:span text:style-name="Source_20_Text">5</text:span> to <text:span text:style-name="Source_20_Text">myVar</text:span> and then resolves <text:span text:style-name="Source_20_Text">myVar</text:span> to <text:span text:style-name="Source_20_Text">5</text:span> again and assigns it to <text:span text:style-name="Source_20_Text">myNum</text:span>.</text:p>
      <text:p text:style-name="Horizontal_20_Line"/>
      <text:p text:style-name="Text_20_body">Assign the value <text:span text:style-name="Source_20_Text">7</text:span> to variable <text:span text:style-name="Source_20_Text">a</text:span>.</text:p>
      <text:p text:style-name="Text_20_body">Assign the contents of <text:span text:style-name="Source_20_Text">a</text:span> to variable <text:span text:style-name="Source_20_Text">b</text:span>.</text:p>
      <text:h text:style-name="Heading_20_2" text:outline-level="2">Initializing Variables with the Assignment Operator</text:h>
      <text:p text:style-name="Text_20_body">It is common to <text:span text:style-name="Definition">initialize</text:span> a variable to an initial value in the same line as it is declared.</text:p>
      <text:p text:style-name="Text_20_body"><text:span text:style-name="Source_20_Text">var myVar = 0;</text:span></text:p>
      <text:p text:style-name="Text_20_body">Creates a new variable called <text:span text:style-name="Source_20_Text">myVar</text:span> and assigns it an initial value of <text:span text:style-name="Source_20_Text">0</text:span>.</text:p>
      <text:p text:style-name="Horizontal_20_Line"/>
      <text:p text:style-name="Text_20_body">Define a variable <text:span text:style-name="Source_20_Text">a</text:span> with <text:span text:style-name="Source_20_Text">var</text:span> and initialize it to a value of <text:span text:style-name="Source_20_Text">9</text:span>.</text:p>
      <text:h text:style-name="Heading_20_2" text:outline-level="2">Understanding Uninitialized Variables</text:h>
      <text:p text:style-name="Text_20_body">When JavaScript variables are declared, they have an initial value of <text:span text:style-name="Source_20_Text">undefined</text:span>. If you do a mathematical operation on an <text:span text:style-name="Source_20_Text">undefined</text:span> variable your result will be <text:span text:style-name="Source_20_Text">NaN</text:span> which means <text:span text:style-name="Definition">"Not a </text:span><text:soft-page-break/><text:span text:style-name="Definition">Number"</text:span>. If you concatenate a string with an <text:span text:style-name="Source_20_Text">undefined</text:span> variable, you will get a literal <text:span text:style-name="Definition">string</text:span> of <text:span text:style-name="Source_20_Text">"undefined"</text:span>.</text:p>
      <text:p text:style-name="Horizontal_20_Line"/>
      <text:p text:style-name="Text_20_body">Initialize the three variables <text:span text:style-name="Source_20_Text">a</text:span>, <text:span text:style-name="Source_20_Text">b</text:span>, and <text:span text:style-name="Source_20_Text">c</text:span> with <text:span text:style-name="Source_20_Text">5</text:span>, <text:span text:style-name="Source_20_Text">10</text:span>, and <text:span text:style-name="Source_20_Text">"I am a"</text:span> respectively so that they will not be <text:span text:style-name="Source_20_Text">undefined</text:span>.</text:p>
      <text:h text:style-name="Heading_20_2" text:outline-level="2">Understanding Case Sensitivity in Variables</text:h>
      <text:p text:style-name="Text_20_body">In JavaScript all variables and function names are case sensitive. This means that capitalization matters.</text:p>
      <text:p text:style-name="Text_20_body"><text:span text:style-name="Source_20_Text">MYVAR</text:span> is not the same as <text:span text:style-name="Source_20_Text">MyVar</text:span> nor <text:span text:style-name="Source_20_Text">myvar</text:span>. It is possible to have multiple distinct variables with the same name but different casing. It is strongly recommended that for the sake of clarity, you <text:span text:style-name="Emphasis">do not</text:span> use this language feature.</text:p>
      <text:h text:style-name="Heading_20_4" text:outline-level="4">Best Practice</text:h>
      <text:p text:style-name="Text_20_body">Write variable names in JavaScript in <text:span text:style-name="Definition">camelCase</text:span>. In <text:span text:style-name="Definition">camelCase</text:span>, multi-word variable names have the first word in lowercase and the first letter of each subsequent word is capitalized.</text:p>
      <text:p text:style-name="Text_20_body"><text:span text:style-name="Strong_20_Emphasis">Examples:</text:span></text:p>
      <text:p text:style-name="Quotations">var someVariable;<text:line-break/>var anotherVariableName;<text:line-break/>var thisVariableNameIsSoLong;</text:p>
      <text:p text:style-name="Horizontal_20_Line"/>
      <text:p text:style-name="Text_20_body">Modify the existing declarations and assignments so their names use <text:span text:style-name="Definition">camelCase</text:span>.<text:line-break/>Do not create any new variables.</text:p>
      <text:h text:style-name="Heading_20_2" text:outline-level="2">Add Two Numbers with JavaScript</text:h>
      <text:p text:style-name="Text_20_body"><text:span text:style-name="Source_20_Text">Number</text:span> is a data type in JavaScript which represents numeric data.</text:p>
      <text:p text:style-name="Text_20_body">Now let's try to add two numbers using JavaScript.</text:p>
      <text:p text:style-name="Text_20_body">JavaScript uses the <text:span text:style-name="Source_20_Text">+</text:span> symbol as addition operation when placed between two numbers.</text:p>
      <text:p text:style-name="Text_20_body"><text:span text:style-name="Strong_20_Emphasis">Example</text:span></text:p>
      <text:p text:style-name="Quotations">myVar = 5 + 10; // assigned 15</text:p>
      <text:p text:style-name="Horizontal_20_Line"/>
      <text:p text:style-name="Text_20_body">Change the <text:span text:style-name="Source_20_Text">0</text:span> so that sum will equal <text:span text:style-name="Source_20_Text">20</text:span>.</text:p>
      <text:h text:style-name="Heading_20_2" text:outline-level="2">Subtract One Number from Another with JavaScript</text:h>
      <text:p text:style-name="Text_20_body">We can also subtract one number from another.</text:p>
      <text:p text:style-name="Text_20_body"><text:soft-page-break/>JavaScript uses the <text:span text:style-name="Source_20_Text">-</text:span> symbol for subtraction.</text:p>
      <text:p text:style-name="Text_20_body"><text:span text:style-name="Strong_20_Emphasis">Example</text:span></text:p>
      <text:p text:style-name="Quotations">myVar = 12 - 6; // assigned 6</text:p>
      <text:p text:style-name="Horizontal_20_Line"/>
      <text:p text:style-name="Text_20_body">Change the <text:span text:style-name="Source_20_Text">0</text:span> so the difference is <text:span text:style-name="Source_20_Text">12</text:span>.</text:p>
      <text:h text:style-name="Heading_20_2" text:outline-level="2">Multiply Two Numbers with JavaScript</text:h>
      <text:p text:style-name="Text_20_body">We can also multiply one number by another.</text:p>
      <text:p text:style-name="Text_20_body">JavaScript uses the <text:span text:style-name="Source_20_Text">*</text:span> symbol for multiplication of two numbers.</text:p>
      <text:p text:style-name="Text_20_body"><text:span text:style-name="Strong_20_Emphasis">Example</text:span></text:p>
      <text:p text:style-name="Quotations">myVar = 13 * 13; // assigned 169</text:p>
      <text:p text:style-name="Horizontal_20_Line"/>
      <text:p text:style-name="Text_20_body">Change the <text:span text:style-name="Source_20_Text">0</text:span> so that product will equal <text:span text:style-name="Source_20_Text">80</text:span>.</text:p>
      <text:h text:style-name="Heading_20_2" text:outline-level="2">Divide One Number by Another with JavaScript</text:h>
      <text:p text:style-name="Text_20_body">We can also divide one number by another.</text:p>
      <text:p text:style-name="Text_20_body">JavaScript uses the <text:span text:style-name="Source_20_Text">/</text:span> symbol for division.</text:p>
      <text:p text:style-name="Text_20_body"><text:span text:style-name="Strong_20_Emphasis">Example</text:span></text:p>
      <text:p text:style-name="Quotations">myVar = 16 / 2; // assigned 8</text:p>
      <text:p text:style-name="Horizontal_20_Line"/>
      <text:p text:style-name="Text_20_body">Change the <text:span text:style-name="Source_20_Text">0</text:span> so that the <text:span text:style-name="Source_20_Text">quotient</text:span> is equal to <text:span text:style-name="Source_20_Text">2</text:span>.</text:p>
      <text:h text:style-name="Heading_20_2" text:outline-level="2">Increment a Number with JavaScript</text:h>
      <text:p text:style-name="Text_20_body">You can easily <text:span text:style-name="Definition">increment</text:span> or add one to a variable with the <text:span text:style-name="Source_20_Text">++</text:span> operator.</text:p>
      <text:p text:style-name="Text_20_body"><text:span text:style-name="Source_20_Text">i++;</text:span></text:p>
      <text:p text:style-name="Text_20_body">is the equivalent of</text:p>
      <text:p text:style-name="Text_20_body"><text:span text:style-name="Source_20_Text">i = i + 1;</text:span></text:p>
      <text:p text:style-name="Text_20_body"><text:span text:style-name="Strong_20_Emphasis">Note</text:span><text:line-break/>The entire line becomes <text:span text:style-name="Source_20_Text">i++;</text:span>, eliminating the need for the equal sign.</text:p>
      <text:p text:style-name="Horizontal_20_Line"/>
      <text:p text:style-name="Text_20_body"><text:soft-page-break/>Change the code to use the <text:span text:style-name="Source_20_Text">++</text:span> operator on <text:span text:style-name="Source_20_Text">myVar</text:span>.</text:p>
      <text:p text:style-name="Text_20_body"><text:span text:style-name="Strong_20_Emphasis">Hint</text:span><text:line-break/>Learn more about <text:a xlink:type="simple" xlink:href="https://developer.mozilla.org/en/docs/Web/JavaScript/Reference/Operators/Arithmetic_Operators#Increment_()" office:target-frame-name="_blank" xlink:show="new" text:style-name="Internet_20_link" text:visited-style-name="Visited_20_Internet_20_Link">Arithmetic operators - Increment (++)</text:a>.</text:p>
      <text:h text:style-name="Heading_20_2" text:outline-level="2">Decrement a Number with JavaScript</text:h>
      <text:p text:style-name="Text_20_body">You can easily <text:span text:style-name="Definition">decrement</text:span> or decrease a variable by one with the <text:span text:style-name="Source_20_Text">--</text:span> operator.</text:p>
      <text:p text:style-name="Text_20_body"><text:span text:style-name="Source_20_Text">i--;</text:span></text:p>
      <text:p text:style-name="Text_20_body">is the equivalent of</text:p>
      <text:p text:style-name="Text_20_body"><text:span text:style-name="Source_20_Text">i = i - 1;</text:span></text:p>
      <text:p text:style-name="Text_20_body"><text:span text:style-name="Strong_20_Emphasis">Note</text:span><text:line-break/>The entire line becomes <text:span text:style-name="Source_20_Text">i--;</text:span>, eliminating the need for the equal sign.</text:p>
      <text:p text:style-name="Horizontal_20_Line"/>
      <text:p text:style-name="Text_20_body">Change the code to use the <text:span text:style-name="Source_20_Text">--</text:span> operator on <text:span text:style-name="Source_20_Text">myVar</text:span>.</text:p>
      <text:h text:style-name="Heading_20_2" text:outline-level="2">Create Decimal Numbers with JavaScript</text:h>
      <text:p text:style-name="Text_20_body">We can store decimal numbers in variables too. Decimal numbers are sometimes referred to as <text:span text:style-name="Definition">floating point</text:span> numbers or <text:span text:style-name="Definition">floats</text:span>.</text:p>
      <text:p text:style-name="Text_20_body"><text:span text:style-name="Strong_20_Emphasis">Note</text:span><text:line-break/>Not all real numbers can accurately be represented in <text:span text:style-name="Definition">floating point</text:span>. This can lead to rounding errors. <text:a xlink:type="simple" xlink:href="https://en.wikipedia.org/wiki/Floating_point#Accuracy_problems" office:target-frame-name="_blank" xlink:show="new" text:style-name="Internet_20_link" text:visited-style-name="Visited_20_Internet_20_Link">Details Here</text:a>.</text:p>
      <text:p text:style-name="Horizontal_20_Line"/>
      <text:p text:style-name="Text_20_body">Create a variable <text:span text:style-name="Source_20_Text">myDecimal</text:span> and give it a decimal value with a fractional part (e.g. <text:span text:style-name="Source_20_Text">5.7</text:span>).</text:p>
      <text:h text:style-name="Heading_20_2" text:outline-level="2">Multiply Two Decimals with JavaScript</text:h>
      <text:p text:style-name="Text_20_body">In JavaScript, you can also perform calculations with decimal numbers, just like whole numbers.</text:p>
      <text:p text:style-name="Text_20_body">Let's multiply two decimals together to get their product.</text:p>
      <text:p text:style-name="Horizontal_20_Line"/>
      <text:p text:style-name="Text_20_body">Change the <text:span text:style-name="Source_20_Text">0.0</text:span> so that product will equal <text:span text:style-name="Source_20_Text">5.0</text:span>.</text:p>
      <text:h text:style-name="Heading_20_2" text:outline-level="2">Divide One Decimal by Another with JavaScript</text:h>
      <text:p text:style-name="Text_20_body">Now let's divide one decimal by another.</text:p>
      <text:p text:style-name="Horizontal_20_Line"/>
      <text:p text:style-name="Text_20_body">Change the <text:span text:style-name="Source_20_Text">0.0</text:span> so that <text:span text:style-name="Source_20_Text">quotient</text:span> will equal to <text:span text:style-name="Source_20_Text">2.2</text:span>.</text:p>
      <text:h text:style-name="Heading_20_2" text:outline-level="2"><text:soft-page-break/>Finding a Remainder in JavaScript</text:h>
      <text:p text:style-name="Text_20_body">The <text:span text:style-name="Definition">remainder</text:span> operator <text:span text:style-name="Source_20_Text">%</text:span> gives the remainder of the division of two numbers.</text:p>
      <text:p text:style-name="Text_20_body"><text:span text:style-name="Strong_20_Emphasis">Example</text:span></text:p>
      <text:p text:style-name="Quotations">5 % 2 = 1 because<text:line-break/>Math.floor(5 / 2) = 2 (Quotient)<text:line-break/>2 * 2 = 4<text:line-break/>5 - 4 = 1 (Remainder)</text:p>
      <text:p text:style-name="Text_20_body"><text:span text:style-name="Strong_20_Emphasis">Usage</text:span><text:line-break/>In mathematics, a number can be checked to be even or odd by checking the remainder of the division of the number by <text:span text:style-name="Source_20_Text">2</text:span>.</text:p>
      <text:p text:style-name="Quotations">17 % 2 = 1 (17 is Odd)<text:line-break/>48 % 2 = 0 (48 is Even)</text:p>
      <text:p text:style-name="Text_20_body"><text:span text:style-name="Strong_20_Emphasis">Note</text:span><text:line-break/>The <text:span text:style-name="Definition">remainder</text:span> operator is sometimes incorrectly referred to as the "modulus" operator. It is very similar to modulus, but does not work properly with negative numbers.</text:p>
      <text:p text:style-name="Horizontal_20_Line"/>
      <text:p text:style-name="Text_20_body">Set <text:span text:style-name="Source_20_Text">remainder</text:span> equal to the remainder of <text:span text:style-name="Source_20_Text">11</text:span> divided by <text:span text:style-name="Source_20_Text">3</text:span> using the <text:span text:style-name="Definition">remainder</text:span> (<text:span text:style-name="Source_20_Text">%</text:span>) operator.</text:p>
      <text:h text:style-name="Heading_20_2" text:outline-level="2">Compound Assignment With Augmented Addition</text:h>
      <text:p text:style-name="Text_20_body">In programming, it is common to use assignments to modify the contents of a variable. Remember that everything to the right of the equals sign is evaluated first, so we can say:</text:p>
      <text:p text:style-name="Text_20_body"><text:span text:style-name="Source_20_Text">myVar = myVar + 5;</text:span></text:p>
      <text:p text:style-name="Text_20_body">to add <text:span text:style-name="Source_20_Text">5</text:span> to <text:span text:style-name="Source_20_Text">myVar</text:span>. Since this is such a common pattern, there are operators which do both a mathematical operation and assignment in one step.</text:p>
      <text:p text:style-name="Text_20_body">One such operator is the <text:span text:style-name="Source_20_Text">+=</text:span> operator.</text:p>
      <text:p text:style-name="Quotations">var myVar = 1;<text:line-break/>myVar += 5;<text:line-break/>console.log(myVar); // Returns 6</text:p>
      <text:p text:style-name="Horizontal_20_Line"/>
      <text:p text:style-name="Text_20_body">Convert the assignments for <text:span text:style-name="Source_20_Text">a</text:span>, <text:span text:style-name="Source_20_Text">b</text:span>, and <text:span text:style-name="Source_20_Text">c</text:span> to use the <text:span text:style-name="Source_20_Text">+=</text:span> operator.</text:p>
      <text:h text:style-name="Heading_20_2" text:outline-level="2">Compound Assignment With Augmented Subtraction</text:h>
      <text:p text:style-name="Text_20_body">Like the <text:span text:style-name="Source_20_Text">+=</text:span> operator, <text:span text:style-name="Source_20_Text">-=</text:span> subtracts a number from a variable.</text:p>
      <text:p text:style-name="Text_20_body"><text:span text:style-name="Source_20_Text">myVar = myVar - 5;</text:span></text:p>
      <text:p text:style-name="Text_20_body"><text:soft-page-break/>will subtract <text:span text:style-name="Source_20_Text">5</text:span> from <text:span text:style-name="Source_20_Text">myVar</text:span>. This can be rewritten as: </text:p>
      <text:p text:style-name="Text_20_body"><text:span text:style-name="Source_20_Text">myVar -= 5;</text:span></text:p>
      <text:p text:style-name="Horizontal_20_Line"/>
      <text:p text:style-name="Text_20_body">Convert the assignments for <text:span text:style-name="Source_20_Text">a</text:span>, <text:span text:style-name="Source_20_Text">b</text:span>, and <text:span text:style-name="Source_20_Text">c</text:span> to use the <text:span text:style-name="Source_20_Text">-=</text:span> operator.</text:p>
      <text:h text:style-name="Heading_20_2" text:outline-level="2">Compound Assignment With Augmented Multiplication</text:h>
      <text:p text:style-name="Text_20_body">The <text:span text:style-name="Source_20_Text">*=</text:span> operator multiplies a variable by a number.</text:p>
      <text:p text:style-name="Text_20_body"><text:span text:style-name="Source_20_Text">myVar = myVar * 5;</text:span></text:p>
      <text:p text:style-name="Text_20_body">will multiply <text:span text:style-name="Source_20_Text">myVar</text:span> by <text:span text:style-name="Source_20_Text">5</text:span>. This can be rewritten as: </text:p>
      <text:p text:style-name="Text_20_body"><text:span text:style-name="Source_20_Text">myVar *= 5;</text:span></text:p>
      <text:p text:style-name="Horizontal_20_Line"/>
      <text:p text:style-name="Text_20_body">Convert the assignments for <text:span text:style-name="Source_20_Text">a</text:span>, <text:span text:style-name="Source_20_Text">b</text:span>, and <text:span text:style-name="Source_20_Text">c</text:span> to use the <text:span text:style-name="Source_20_Text">*=</text:span> operator.</text:p>
      <text:h text:style-name="Heading_20_2" text:outline-level="2">Compound Assignment With Augmented Division</text:h>
      <text:p text:style-name="Text_20_body">The <text:span text:style-name="Source_20_Text">/=</text:span> operator divides a variable by another number.</text:p>
      <text:p text:style-name="Text_20_body"><text:span text:style-name="Source_20_Text">myVar = myVar / 5;</text:span></text:p>
      <text:p text:style-name="Text_20_body">Will divide <text:span text:style-name="Source_20_Text">myVar</text:span> by <text:span text:style-name="Source_20_Text">5</text:span>. This can be rewritten as: </text:p>
      <text:p text:style-name="Text_20_body"><text:span text:style-name="Source_20_Text">myVar /= 5;</text:span></text:p>
      <text:p text:style-name="Horizontal_20_Line"/>
      <text:p text:style-name="Text_20_body">Convert the assignments for <text:span text:style-name="Source_20_Text">a</text:span>, <text:span text:style-name="Source_20_Text">b</text:span>, and <text:span text:style-name="Source_20_Text">c</text:span> to use the <text:span text:style-name="Source_20_Text">/=</text:span> operator.</text:p>
      <text:h text:style-name="Heading_20_2" text:outline-level="2">Declare String Variables</text:h>
      <text:p text:style-name="Text_20_body">Previously we have used the code</text:p>
      <text:p text:style-name="Text_20_body"><text:span text:style-name="Source_20_Text">var myName = "your name";</text:span></text:p>
      <text:p text:style-name="Text_20_body"><text:span text:style-name="Source_20_Text">"your name"</text:span> is called a <text:span text:style-name="Definition">string</text:span> <text:span text:style-name="Definition">literal</text:span>. It is a string because it is a series of zero or more characters enclosed in single or double quotes.</text:p>
      <text:p text:style-name="Horizontal_20_Line"/>
      <text:p text:style-name="Text_20_body">Create two new <text:span text:style-name="Source_20_Text">string</text:span> variables: <text:span text:style-name="Source_20_Text">myFirstName</text:span> and <text:span text:style-name="Source_20_Text">myLastName</text:span> and assign them the values of your first and last name, respectively.</text:p>
      <text:h text:style-name="Heading_20_2" text:outline-level="2"><text:soft-page-break/>Escaping Literal Quotes in Strings</text:h>
      <text:p text:style-name="Text_20_body">When you are defining a string you must start and end with a single or double quote. What happens when you need a literal quote: <text:span text:style-name="Source_20_Text">"</text:span> or <text:span text:style-name="Source_20_Text">'</text:span> inside of your string?</text:p>
      <text:p text:style-name="Text_20_body">In JavaScript, you can <text:span text:style-name="Definition">escape</text:span> a quote from considering it as an end of string quote by placing a <text:span text:style-name="Definition">backslash</text:span> (<text:span text:style-name="Source_20_Text">\</text:span>) in front of the quote.</text:p>
      <text:p text:style-name="Text_20_body"><text:span text:style-name="Source_20_Text">var sampleStr = "Alan said, \"Peter is learning JavaScript\".";</text:span></text:p>
      <text:p text:style-name="Text_20_body">This signals to JavaScript that the following quote is not the end of the string, but should instead appear inside the string. So if you were to print this to the console, you would get:</text:p>
      <text:p text:style-name="Text_20_body"><text:span text:style-name="Source_20_Text">Alan said, "Peter is learning JavaScript".</text:span></text:p>
      <text:p text:style-name="Horizontal_20_Line"/>
      <text:p text:style-name="Text_20_body">Use <text:span text:style-name="Definition">backslashes</text:span> to assign a string to the <text:span text:style-name="Source_20_Text">myStr</text:span> variable so that if you were to print it to the console, you would see:</text:p>
      <text:p text:style-name="Text_20_body"><text:span text:style-name="Source_20_Text">I am a "double quoted" string inside "double quotes".</text:span></text:p>
      <text:h text:style-name="Heading_20_2" text:outline-level="2">Quoting Strings with Single Quotes</text:h>
      <text:p text:style-name="Text_20_body"><text:span text:style-name="Definition">String</text:span> values in JavaScript may be written with single or double quotes, as long as you start and end with the same type of quote. Unlike some other programming languages, single and double quotes work the same in JavaScript.</text:p>
      <text:p text:style-name="Quotations">doubleQuoteStr = "This is a string"; <text:line-break/>singleQuoteStr = 'This is also a string';</text:p>
      <text:p text:style-name="Text_20_body">The reason why you might want to use one type of quote over the other is if you want to use both in a string. This might happen if you want to save a conversation in a string and have the conversation in quotes. Another use for it would be saving an <text:span text:style-name="Source_20_Text">&lt;a&gt;</text:span> tag with various attributes in quotes, all within a string.</text:p>
      <text:p text:style-name="Quotations">conversation = 'Finn exclaims to Jake, "Algebraic!"';</text:p>
      <text:p text:style-name="Text_20_body">However, this becomes a problem if you need to use the outermost quotes within it. Remember, a string has the same kind of quote at the beginning and end. But if you have that same quote somewhere in the middle, the string will stop early and throw an error.</text:p>
      <text:p text:style-name="Quotations">goodStr = 'Jake asks Finn, "Hey, let\'s go on an adventure?"'; <text:line-break/>badStr = 'Finn responds, "Let's go!"'; // Throws an error</text:p>
      <text:p text:style-name="Text_20_body">In the <text:span text:style-name="Definition">goodStr</text:span> above, you can use both quotes safely by using the backslash <text:span text:style-name="Source_20_Text">\</text:span> as an escape character.</text:p>
      <text:p text:style-name="Text_20_body"><text:span text:style-name="Strong_20_Emphasis">Note</text:span><text:line-break/>The backslash <text:span text:style-name="Source_20_Text">\</text:span> should not be be confused with the forward slash <text:span text:style-name="Source_20_Text">/</text:span>. They do not do the same thing.</text:p>
      <text:p text:style-name="Horizontal_20_Line"/>
      <text:p text:style-name="Text_20_body"><text:soft-page-break/>Change the provided string to a string with single quotes at the beginning and end and no escape characters.</text:p>
      <text:p text:style-name="Text_20_body">Right now, the <text:span text:style-name="Source_20_Text">&lt;a&gt;</text:span> tag in the string uses double quotes everywhere. You will need to change the outer quotes to single quotes so you can remove the escape characters.</text:p>
      <text:h text:style-name="Heading_20_2" text:outline-level="2">Escape Sequences in Strings</text:h>
      <text:p text:style-name="Text_20_body">Quotes are not the only characters that can be <text:span text:style-name="Definition">escaped</text:span> inside a string. There are two reasons to use escaping characters: First is to allow you to use characters you might not otherwise be able to type out, such as a backspace. Second is to allow you to represent multiple quotes in a string without JavaScript misinterpreting what you mean. We learned this in the previous challenge.</text:p>
      <table:table table:name="Tabelle1" table:style-name="Tabelle1">
        <table:table-column table:style-name="Tabelle1.A"/>
        <table:table-column table:style-name="Tabelle1.B"/>
        <table:table-header-rows>
          <table:table-row>
            <table:table-cell table:style-name="Tabelle1.A1" office:value-type="string">
              <text:p text:style-name="Table_20_Heading">Code</text:p>
            </table:table-cell>
            <table:table-cell table:style-name="Tabelle1.A1" office:value-type="string">
              <text:p text:style-name="Table_20_Heading">Output</text:p>
            </table:table-cell>
          </table:table-row>
        </table:table-header-rows>
        <table:table-row>
          <table:table-cell table:style-name="Tabelle1.A1" office:value-type="string">
            <text:p text:style-name="Table_20_Contents"><text:span text:style-name="Source_20_Text">\'</text:span></text:p>
          </table:table-cell>
          <table:table-cell table:style-name="Tabelle1.A1" office:value-type="string">
            <text:p text:style-name="Table_20_Contents">single quote</text:p>
          </table:table-cell>
        </table:table-row>
        <table:table-row>
          <table:table-cell table:style-name="Tabelle1.A1" office:value-type="string">
            <text:p text:style-name="Table_20_Contents"><text:span text:style-name="Source_20_Text">\"</text:span></text:p>
          </table:table-cell>
          <table:table-cell table:style-name="Tabelle1.A1" office:value-type="string">
            <text:p text:style-name="Table_20_Contents">double quote</text:p>
          </table:table-cell>
        </table:table-row>
        <table:table-row>
          <table:table-cell table:style-name="Tabelle1.A1" office:value-type="string">
            <text:p text:style-name="Table_20_Contents"><text:span text:style-name="Source_20_Text">\\</text:span></text:p>
          </table:table-cell>
          <table:table-cell table:style-name="Tabelle1.A1" office:value-type="string">
            <text:p text:style-name="Table_20_Contents">backslash</text:p>
          </table:table-cell>
        </table:table-row>
        <table:table-row>
          <table:table-cell table:style-name="Tabelle1.A1" office:value-type="string">
            <text:p text:style-name="Table_20_Contents"><text:span text:style-name="Source_20_Text">\n</text:span></text:p>
          </table:table-cell>
          <table:table-cell table:style-name="Tabelle1.A1" office:value-type="string">
            <text:p text:style-name="Table_20_Contents">newline</text:p>
          </table:table-cell>
        </table:table-row>
        <table:table-row>
          <table:table-cell table:style-name="Tabelle1.A1" office:value-type="string">
            <text:p text:style-name="Table_20_Contents"><text:span text:style-name="Source_20_Text">\r</text:span></text:p>
          </table:table-cell>
          <table:table-cell table:style-name="Tabelle1.A1" office:value-type="string">
            <text:p text:style-name="Table_20_Contents">carriage return</text:p>
          </table:table-cell>
        </table:table-row>
        <table:table-row>
          <table:table-cell table:style-name="Tabelle1.A1" office:value-type="string">
            <text:p text:style-name="Table_20_Contents"><text:span text:style-name="Source_20_Text">\t</text:span></text:p>
          </table:table-cell>
          <table:table-cell table:style-name="Tabelle1.A1" office:value-type="string">
            <text:p text:style-name="Table_20_Contents">tab</text:p>
          </table:table-cell>
        </table:table-row>
        <table:table-row>
          <table:table-cell table:style-name="Tabelle1.A1" office:value-type="string">
            <text:p text:style-name="Table_20_Contents"><text:span text:style-name="Source_20_Text">\b</text:span></text:p>
          </table:table-cell>
          <table:table-cell table:style-name="Tabelle1.A1" office:value-type="string">
            <text:p text:style-name="Table_20_Contents">backspace</text:p>
          </table:table-cell>
        </table:table-row>
        <table:table-row>
          <table:table-cell table:style-name="Tabelle1.A1" office:value-type="string">
            <text:p text:style-name="Table_20_Contents"><text:span text:style-name="Source_20_Text">\f</text:span></text:p>
          </table:table-cell>
          <table:table-cell table:style-name="Tabelle1.A1" office:value-type="string">
            <text:p text:style-name="Table_20_Contents">form feed</text:p>
          </table:table-cell>
        </table:table-row>
      </table:table>
      <text:p text:style-name="Text_20_body"><text:span text:style-name="Emphasis">Note that the backslash itself must be escaped in order to display as a backslash.</text:span></text:p>
      <text:p text:style-name="Horizontal_20_Line"/>
      <text:p text:style-name="Text_20_body">Assign the following three lines of text into the single variable <text:span text:style-name="Source_20_Text">myStr</text:span> using escape sequences.</text:p>
      <text:p text:style-name="Quotations">FirstLine<text:line-break/>    \SecondLine<text:line-break/>ThirdLine</text:p>
      <text:p text:style-name="Text_20_body">You will need to use escape sequences to insert special characters correctly. You will also need to follow the spacing as it looks above, with no spaces between escape sequences or words.</text:p>
      <text:p text:style-name="Text_20_body">Here is the text with the escape sequences written out.</text:p>
      <text:p text:style-name="Text_20_body"><text:span text:style-name="q">„FirstLine</text:span><text:span text:style-name="q"><text:span text:style-name="Source_20_Text">newlinetabbackslash</text:span></text:span><text:span text:style-name="q">SecondLine</text:span><text:span text:style-name="q"><text:span text:style-name="Source_20_Text">newline</text:span></text:span><text:span text:style-name="q">ThirdLine“</text:span></text:p>
      <text:h text:style-name="Heading_20_2" text:outline-level="2">Concatenating Strings with Plus Operator</text:h>
      <text:p text:style-name="Text_20_body">In JavaScript, when the <text:span text:style-name="Source_20_Text">+</text:span> operator is used with a <text:span text:style-name="Source_20_Text">String</text:span> value, it is called the <text:span text:style-name="Definition">concatenation</text:span> operator. You can build a new string out of other strings by <text:span text:style-name="Definition">concatenating</text:span> them together.</text:p>
      <text:p text:style-name="Text_20_body"><text:span text:style-name="Strong_20_Emphasis">Example</text:span></text:p>
      <text:p text:style-name="Quotations">'My name is Alan,' + ' I concatenate.'</text:p>
      <text:p text:style-name="Text_20_body"><text:soft-page-break/><text:span text:style-name="Strong_20_Emphasis">Note</text:span><text:line-break/>Watch out for spaces. Concatenation does not add spaces between concatenated strings, so you'll need to add them yourself.</text:p>
      <text:p text:style-name="Horizontal_20_Line"/>
      <text:p text:style-name="Text_20_body">Build <text:span text:style-name="Source_20_Text">myStr</text:span> from the strings <text:span text:style-name="Source_20_Text">"This is the start. "</text:span> and <text:span text:style-name="Source_20_Text">"This is the end."</text:span> using the <text:span text:style-name="Source_20_Text">+</text:span> operator.</text:p>
      <text:h text:style-name="Heading_20_2" text:outline-level="2">Concatenating Strings with the Plus Equals Operator</text:h>
      <text:p text:style-name="Text_20_body">We can also use the <text:span text:style-name="Source_20_Text">+=</text:span> operator to <text:span text:style-name="Definition">concatenate</text:span> a string onto the end of an existing string variable. This can be very helpful to break a long string over several lines.</text:p>
      <text:p text:style-name="Text_20_body"><text:span text:style-name="Strong_20_Emphasis">Note</text:span><text:line-break/>Watch out for spaces. Concatenation does not add spaces between concatenated strings, so you'll need to add them yourself.</text:p>
      <text:p text:style-name="Horizontal_20_Line"/>
      <text:p text:style-name="Text_20_body">Build <text:span text:style-name="Source_20_Text">myStr</text:span> over several lines by concatenating these two strings: <text:span text:style-name="Source_20_Text">"This is the first sentence. "</text:span> and <text:span text:style-name="Source_20_Text">"This is the second sentence."</text:span> using the <text:span text:style-name="Source_20_Text">+=</text:span> operator. Use the <text:span text:style-name="Source_20_Text">+=</text:span> operator similar to how it is shown in the editor. Start by assigning the first string to <text:span text:style-name="Source_20_Text">myStr</text:span>, then add on the second string.</text:p>
      <text:h text:style-name="Heading_20_2" text:outline-level="2">Constructing Strings with Variables</text:h>
      <text:p text:style-name="Text_20_body">Sometimes you will need to build a string, <text:a xlink:type="simple" xlink:href="https://en.wikipedia.org/wiki/Mad_Libs" office:target-frame-name="_blank" xlink:show="new" text:style-name="Internet_20_link" text:visited-style-name="Visited_20_Internet_20_Link">Mad Libs</text:a> style. By using the concatenation operator (<text:span text:style-name="Source_20_Text">+</text:span>), you can insert one or more variables into a string you're building.</text:p>
      <text:p text:style-name="Horizontal_20_Line"/>
      <text:p text:style-name="Text_20_body">Set <text:span text:style-name="Source_20_Text">myName</text:span> to a string equal to your name and build <text:span text:style-name="Source_20_Text">myStr</text:span> with <text:span text:style-name="Source_20_Text">myName</text:span> between the strings <text:span text:style-name="Source_20_Text">"My name is "</text:span> and <text:span text:style-name="Source_20_Text">" and I am well!"</text:span></text:p>
      <text:h text:style-name="Heading_20_2" text:outline-level="2">Appending Variables to Strings</text:h>
      <text:p text:style-name="Text_20_body">Just as we can build a string over multiple lines out of string <text:span text:style-name="Definition">literals</text:span>, we can also append variables to a string using the plus equals (<text:span text:style-name="Source_20_Text">+=</text:span>) operator.</text:p>
      <text:p text:style-name="Horizontal_20_Line"/>
      <text:p text:style-name="Text_20_body">Set <text:span text:style-name="Source_20_Text">someAdjective</text:span> and append it to <text:span text:style-name="Source_20_Text">myStr</text:span> using the <text:span text:style-name="Source_20_Text">+=</text:span> operator.</text:p>
      <text:h text:style-name="Heading_20_2" text:outline-level="2">Find the Length of a String</text:h>
      <text:p text:style-name="Text_20_body">You can find the length of a <text:span text:style-name="Source_20_Text">String</text:span> value by writing <text:span text:style-name="Source_20_Text">.length</text:span> after the string variable or string literal.</text:p>
      <text:p text:style-name="Text_20_body"><text:soft-page-break/><text:span text:style-name="Source_20_Text">"Alan Peter".length; // 10</text:span></text:p>
      <text:p text:style-name="Text_20_body">For example, if we created a variable <text:span text:style-name="Source_20_Text">var firstName = "Charles"</text:span>, we could find out how long the string <text:span text:style-name="Source_20_Text">"Charles"</text:span> is by using the <text:span text:style-name="Source_20_Text">firstName.length</text:span> property.</text:p>
      <text:p text:style-name="Horizontal_20_Line"/>
      <text:p text:style-name="Text_20_body">Use the <text:span text:style-name="Source_20_Text">.length</text:span> property to count the number of characters in the <text:span text:style-name="Source_20_Text">lastName</text:span> variable and assign it to <text:span text:style-name="Source_20_Text">lastNameLength</text:span>.</text:p>
      <text:h text:style-name="Heading_20_2" text:outline-level="2">Use Bracket Notation to Find the First Character in a String</text:h>
      <text:p text:style-name="Text_20_body"><text:span text:style-name="Source_20_Text">Bracket notation</text:span> is a way to get a character at a specific <text:span text:style-name="Source_20_Text">index</text:span> within a string.</text:p>
      <text:p text:style-name="Text_20_body">Most modern programming languages, like JavaScript, don't start counting at 1 like humans do. They start at 0. This is referred to as <text:span text:style-name="Definition">Zero-based</text:span> indexing.</text:p>
      <text:p text:style-name="Text_20_body">For example, the character at index 0 in the word "Charles" is "C". So if <text:span text:style-name="Source_20_Text">var firstName = "Charles"</text:span>, you can get the value of the first letter of the string by using <text:span text:style-name="Source_20_Text">firstName[0]</text:span>.</text:p>
      <text:p text:style-name="Horizontal_20_Line"/>
      <text:p text:style-name="Text_20_body">Use <text:span text:style-name="Definition">bracket notation</text:span> to find the first character in the <text:span text:style-name="Source_20_Text">lastName</text:span> variable and assign it to <text:span text:style-name="Source_20_Text">firstLetterOfLastName</text:span>.</text:p>
      <text:p text:style-name="Text_20_body"><text:span text:style-name="Strong_20_Emphasis">Hint</text:span><text:line-break/>Try looking at the <text:span text:style-name="Source_20_Text">firstLetterOfFirstName</text:span> variable declaration if you get stuck.</text:p>
      <text:h text:style-name="Heading_20_2" text:outline-level="2">Understand String Immutability</text:h>
      <text:p text:style-name="Text_20_body">In JavaScript, <text:span text:style-name="Source_20_Text">String</text:span> values are <text:span text:style-name="Definition">immutable</text:span>, which means that they cannot be altered once created.</text:p>
      <text:p text:style-name="Text_20_body">For example, the following code:</text:p>
      <text:p text:style-name="Quotations">var myStr = "Bob";<text:line-break/>myStr[0] = "J";</text:p>
      <text:p text:style-name="Text_20_body">cannot change the value of <text:span text:style-name="Source_20_Text">myStr</text:span> to "Job", because the contents of <text:span text:style-name="Source_20_Text">myStr</text:span> cannot be altered. Note that this does <text:span text:style-name="Emphasis">not</text:span> mean that <text:span text:style-name="Source_20_Text">myStr</text:span> cannot be changed, just that the individual characters of a <text:span text:style-name="Definition">string literal</text:span> cannot be changed. The only way to change <text:span text:style-name="Source_20_Text">myStr</text:span> would be to assign it with a new string, like this:</text:p>
      <text:p text:style-name="Quotations">var myStr = "Bob";<text:line-break/>myStr = "Job";</text:p>
      <text:p text:style-name="Horizontal_20_Line"/>
      <text:p text:style-name="Text_20_body">Correct the assignment to <text:span text:style-name="Source_20_Text">myStr</text:span> so it contains the string value of <text:span text:style-name="Source_20_Text">Hello World</text:span> using the approach shown in the example above.</text:p>
      <text:h text:style-name="Heading_20_2" text:outline-level="2"><text:soft-page-break/>Use Bracket Notation to Find the Nth Character in a String</text:h>
      <text:p text:style-name="Text_20_body">You can also use <text:span text:style-name="Definition">bracket notation</text:span> to get the character at other positions within a string.</text:p>
      <text:p text:style-name="Text_20_body">Remember that computers start counting at <text:span text:style-name="Source_20_Text">0</text:span>, so the first character is actually the zeroth character.</text:p>
      <text:p text:style-name="Horizontal_20_Line"/>
      <text:p text:style-name="Text_20_body">Let's try to set <text:span text:style-name="Source_20_Text">thirdLetterOfLastName</text:span> to equal the third letter of the <text:span text:style-name="Source_20_Text">lastName</text:span> variable using bracket notation.</text:p>
      <text:p text:style-name="Text_20_body"><text:span text:style-name="Strong_20_Emphasis">Hint</text:span><text:line-break/>Try looking at the <text:span text:style-name="Source_20_Text">secondLetterOfFirstName</text:span> variable declaration if you get stuck.</text:p>
      <text:h text:style-name="Heading_20_2" text:outline-level="2">Use Bracket Notation to Find the Last Character in a String</text:h>
      <text:p text:style-name="Text_20_body">In order to get the last letter of a string, you can subtract one from the string's length.</text:p>
      <text:p text:style-name="Text_20_body">For example, if <text:span text:style-name="Source_20_Text">var firstName = "Charles"</text:span>, you can get the value of the last letter of the string by using <text:span text:style-name="Source_20_Text">firstName[firstName.length - 1]</text:span>.</text:p>
      <text:p text:style-name="Horizontal_20_Line"/>
      <text:p text:style-name="Text_20_body">Use <text:span text:style-name="Definition">bracket notation</text:span> to find the last character in the <text:span text:style-name="Source_20_Text">lastName</text:span> variable.</text:p>
      <text:p text:style-name="Text_20_body"><text:span text:style-name="Strong_20_Emphasis">Hint</text:span><text:line-break/>Try looking at the <text:span text:style-name="Source_20_Text">lastLetterOfFirstName</text:span> variable declaration if you get stuck.</text:p>
      <text:h text:style-name="Heading_20_2" text:outline-level="2">Use Bracket Notation to Find the Nth-to-Last Character in a String</text:h>
      <text:p text:style-name="Text_20_body">You can use the same principle we just used to retrieve the last character in a string to retrieve the Nth-to-last character.</text:p>
      <text:p text:style-name="Text_20_body">For example, you can get the value of the third-to-last letter of the <text:span text:style-name="Source_20_Text">var firstName = "Charles"</text:span> string by using <text:span text:style-name="Source_20_Text">firstName[firstName.length - 3]</text:span></text:p>
      <text:p text:style-name="Horizontal_20_Line"/>
      <text:p text:style-name="Text_20_body">Use <text:span text:style-name="Definition">bracket notation</text:span> to find the second-to-last character in the <text:span text:style-name="Source_20_Text">lastName</text:span> string.</text:p>
      <text:p text:style-name="Text_20_body"><text:span text:style-name="Strong_20_Emphasis">Hint</text:span><text:line-break/>Try looking at the <text:span text:style-name="Source_20_Text">thirdToLastLetterOfFirstName</text:span> variable declaration if you get stuck.</text:p>
      <text:h text:style-name="Heading_20_2" text:outline-level="2">Word Blanks</text:h>
      <text:p text:style-name="Text_20_body">We will now use our knowledge of strings to build a "<text:a xlink:type="simple" xlink:href="https://en.wikipedia.org/wiki/Mad_Libs" office:target-frame-name="_blank" xlink:show="new" text:style-name="Internet_20_link" text:visited-style-name="Visited_20_Internet_20_Link">Mad Libs</text:a>" style word game we're calling "Word Blanks". You will create an (optionally humorous) "Fill in the Blanks" style sentence.</text:p>
      <text:p text:style-name="Text_20_body"><text:soft-page-break/>In a "Mad Libs" game, you are provided sentences with some missing words, like nouns, verbs, adjectives and adverbs. You then fill in the missing pieces with words of your choice in a way that the completed sentence makes sense.</text:p>
      <text:p text:style-name="Text_20_body">Consider this sentence - "It was really <text:span text:style-name="Strong_20_Emphasis">____</text:span>, and we <text:span text:style-name="Strong_20_Emphasis">____</text:span> ourselves <text:span text:style-name="Strong_20_Emphasis">____</text:span>". This sentence has three missing pieces- an adjective, a verb and an adverb, and we can add words of our choice to complete it. We can then assign the completed sentence to a variable as follows:</text:p>
      <text:p text:style-name="Quotations">var sentence = "It was really" + "hot" + ", and we" + "laughed" + "ourselves" + "silly.";</text:p>
      <text:p text:style-name="Horizontal_20_Line"/>
      <text:p text:style-name="Text_20_body">In this challenge, we provide you with a noun, a verb, an adjective and an adverb. You need to form a complete sentence using words of your choice, along with the words we provide.</text:p>
      <text:p text:style-name="Text_20_body">You will need to use the string concatenation operator <text:span text:style-name="Source_20_Text">+</text:span> to build a new string, using the provided variables: <text:span text:style-name="Source_20_Text">myNoun</text:span>, <text:span text:style-name="Source_20_Text">myAdjective</text:span>, <text:span text:style-name="Source_20_Text">myVerb</text:span>, and <text:span text:style-name="Source_20_Text">myAdverb</text:span>. You will then assign the formed string to the <text:span text:style-name="Source_20_Text">result</text:span> variable.</text:p>
      <text:p text:style-name="Text_20_body">You will also need to account for spaces in your string, so that the final sentence has spaces between all the words. The result should be a complete sentence.</text:p>
      <text:h text:style-name="Heading_20_2" text:outline-level="2">Store Multiple Values in one Variable using JavaScript Arrays</text:h>
      <text:p text:style-name="Text_20_body">With JavaScript <text:span text:style-name="Source_20_Text">array</text:span> variables, we can store several pieces of data in one place.</text:p>
      <text:p text:style-name="Text_20_body">You start an array declaration with an opening square bracket, end it with a closing square bracket, and put a comma between each entry, like this: </text:p>
      <text:p text:style-name="Text_20_body"><text:span text:style-name="Source_20_Text">var sandwich = ["peanut butter", "jelly", "bread"]</text:span>.</text:p>
      <text:p text:style-name="Horizontal_20_Line"/>
      <text:p text:style-name="Text_20_body">Modify the new array <text:span text:style-name="Source_20_Text">myArray</text:span> so that it contains both a <text:span text:style-name="Source_20_Text">string</text:span> and a <text:span text:style-name="Source_20_Text">number</text:span> (in that order).</text:p>
      <text:p text:style-name="Text_20_body"><text:span text:style-name="Strong_20_Emphasis">Hint</text:span><text:line-break/>Refer to the example code in the text editor if you get stuck.</text:p>
      <text:h text:style-name="Heading_20_2" text:outline-level="2">Nest one Array within Another Array</text:h>
      <text:p text:style-name="Text_20_body">You can also nest arrays within other arrays, like this: <text:span text:style-name="Source_20_Text">[["Bulls", 23], ["White Sox", 45]]</text:span>. This is also called a <text:span text:style-name="Definition">Multi-dimensional Array.</text:span></text:p>
      <text:p text:style-name="Horizontal_20_Line"/>
      <text:p text:style-name="Text_20_body">Create a nested array called <text:span text:style-name="Source_20_Text">myArray</text:span>.</text:p>
      <text:h text:style-name="Heading_20_2" text:outline-level="2">Access Array Data with Indexes</text:h>
      <text:p text:style-name="Text_20_body">We can access the data inside arrays using <text:span text:style-name="Source_20_Text">indexes</text:span>.</text:p>
      <text:p text:style-name="Text_20_body"><text:soft-page-break/>Array indexes are written in the same bracket notation that strings use, except that instead of specifying a character, they are specifying an entry in the array. Like strings, arrays use <text:span text:style-name="Definition">zero-based</text:span> indexing, so the first element in an array is element <text:span text:style-name="Source_20_Text">0</text:span>.</text:p>
      <text:p text:style-name="Text_20_body"><text:span text:style-name="Strong_20_Emphasis">Example</text:span></text:p>
      <text:p text:style-name="Quotations">var array = [50,60,70];<text:line-break/>array[0]; // equals 50<text:line-break/>var data = array[1]; // equals 60</text:p>
      <text:p text:style-name="Text_20_body"><text:span text:style-name="Strong_20_Emphasis">Note</text:span><text:line-break/>There shouldn't be any spaces between the array name and the square brackets, like <text:span text:style-name="Source_20_Text">array [0]</text:span>. Although JavaScript is able to process this correctly, this may confuse other programmers reading your code.</text:p>
      <text:p text:style-name="Horizontal_20_Line"/>
      <text:p text:style-name="Text_20_body">Create a variable called <text:span text:style-name="Source_20_Text">myData</text:span> and set it to equal the first value of <text:span text:style-name="Source_20_Text">myArray</text:span> using bracket notation.</text:p>
      <text:h text:style-name="Heading_20_2" text:outline-level="2">Modify Array Data With Indexes</text:h>
      <text:p text:style-name="Text_20_body">Unlike strings, the entries of arrays are <text:span text:style-name="Definition">mutable</text:span> and can be changed freely.</text:p>
      <text:p text:style-name="Text_20_body"><text:span text:style-name="Strong_20_Emphasis">Example</text:span></text:p>
      <text:p text:style-name="Quotations">var ourArray = [50,40,30];<text:line-break/>ourArray[0] = 15; // equals [15,40,30]</text:p>
      <text:p text:style-name="Text_20_body"><text:span text:style-name="Strong_20_Emphasis">Note</text:span><text:line-break/>There shouldn't be any spaces between the array name and the square brackets, like <text:span text:style-name="Source_20_Text">array [0]</text:span>. Although JavaScript is able to process this correctly, this may confuse other programmers reading your code.</text:p>
      <text:p text:style-name="Horizontal_20_Line"/>
      <text:p text:style-name="Text_20_body">Modify the data stored at index <text:span text:style-name="Source_20_Text">0</text:span> of <text:span text:style-name="Source_20_Text">myArray</text:span> to a value of <text:span text:style-name="Source_20_Text">45</text:span>.</text:p>
      <text:h text:style-name="Heading_20_2" text:outline-level="2">Access Multi-Dimensional Arrays With Indexes</text:h>
      <text:p text:style-name="Text_20_body">One way to think of a <text:span text:style-name="Definition">multi-dimensional</text:span> array, is as an <text:span text:style-name="Emphasis">array of arrays</text:span>. When you use brackets to access your array, the first set of brackets refers to the entries in the outer-most (the first level) array, and each additional pair of brackets refers to the next level of entries inside.</text:p>
      <text:p text:style-name="Text_20_body"><text:span text:style-name="Strong_20_Emphasis">Example</text:span></text:p>
      <text:p text:style-name="Quotations">var arr = [<text:line-break/>  [1,2,3],<text:line-break/>  [4,5,6],<text:line-break/>  [7,8,9],<text:line-break/>  [[10,11,12], 13, 14]<text:line-break/><text:soft-page-break/>];<text:line-break/>arr[3]; // equals [[10,11,12], 13, 14]<text:line-break/>arr[3][0]; // equals [10,11,12]<text:line-break/>arr[3][0][1]; // equals 11</text:p>
      <text:p text:style-name="Text_20_body"><text:span text:style-name="Strong_20_Emphasis">Note</text:span><text:line-break/>There shouldn't be any spaces between the array name and the square brackets, like <text:span text:style-name="Source_20_Text">array [0][0]</text:span> and even this <text:span text:style-name="Source_20_Text">array [0] [0]</text:span> is not allowed. Although JavaScript is able to process this correctly, this may confuse other programmers reading your code.</text:p>
      <text:p text:style-name="Horizontal_20_Line"/>
      <text:p text:style-name="Text_20_body">Using bracket notation select an element from <text:span text:style-name="Source_20_Text">myArray</text:span> such that <text:span text:style-name="Source_20_Text">myData</text:span> is equal to <text:span text:style-name="Source_20_Text">8</text:span>.</text:p>
      <text:h text:style-name="Heading_20_2" text:outline-level="2">Manipulate Arrays With push()</text:h>
      <text:p text:style-name="Text_20_body">An easy way to append data to the end of an array is via the <text:span text:style-name="Source_20_Text">push()</text:span> function.</text:p>
      <text:p text:style-name="Text_20_body"><text:span text:style-name="Source_20_Text">.push()</text:span> takes one or more <text:span text:style-name="Definition">parameters</text:span> and "pushes" them onto the end of the array.</text:p>
      <text:p text:style-name="Quotations">var arr = [1,2,3];<text:line-break/>arr.push(4);<text:line-break/>// arr is now [1,2,3,4]</text:p>
      <text:p text:style-name="Horizontal_20_Line"/>
      <text:p text:style-name="Text_20_body">Push <text:span text:style-name="Source_20_Text">["dog", 3]</text:span> onto the end of the <text:span text:style-name="Source_20_Text">myArray</text:span> variable.</text:p>
      <text:h text:style-name="Heading_20_2" text:outline-level="2">Manipulate Arrays With pop()</text:h>
      <text:p text:style-name="Text_20_body">Another way to change the data in an array is with the <text:span text:style-name="Source_20_Text">.pop()</text:span> function.</text:p>
      <text:p text:style-name="Text_20_body"><text:span text:style-name="Source_20_Text">.pop()</text:span> is used to "pop" a value off of the end of an array. We can store this "popped off" value by assigning it to a variable. In other words, <text:span text:style-name="Source_20_Text">.pop()</text:span> removes the last element from an array and returns that element.</text:p>
      <text:p text:style-name="Text_20_body">Any type of entry can be "popped" off of an array - numbers, strings, even nested arrays.</text:p>
      <text:p text:style-name="Quotations"><text:span text:style-name="Source_20_Text">var threeArr = [1, 4, 6];<text:line-break/>var oneDown = threeArr.pop();<text:line-break/>console.log(oneDown); // Returns 6<text:line-break/>console.log(threeArr); // Returns [1, 4]</text:span></text:p>
      <text:p text:style-name="Horizontal_20_Line"/>
      <text:p text:style-name="Text_20_body">Use the <text:span text:style-name="Source_20_Text">.pop()</text:span> function to remove the last item from <text:span text:style-name="Source_20_Text">myArray</text:span>, assigning the "popped off" value to <text:span text:style-name="Source_20_Text">removedFromMyArray</text:span>.</text:p>
      <text:h text:style-name="Heading_20_2" text:outline-level="2"><text:soft-page-break/>Manipulate Arrays With shift()</text:h>
      <text:p text:style-name="Text_20_body"><text:span text:style-name="Source_20_Text">pop()</text:span> always removes the last element of an array. What if you want to remove the first?</text:p>
      <text:p text:style-name="Text_20_body">That's where <text:span text:style-name="Source_20_Text">.shift()</text:span> comes in. It works just like <text:span text:style-name="Source_20_Text">.pop()</text:span>, except it removes the first element instead of the last.</text:p>
      <text:p text:style-name="Horizontal_20_Line"/>
      <text:p text:style-name="Text_20_body">Use the <text:span text:style-name="Source_20_Text">.shift()</text:span> function to remove the first item from <text:span text:style-name="Source_20_Text">myArray</text:span>, assigning the "shifted off" value to <text:span text:style-name="Source_20_Text">removedFromMyArray</text:span>.</text:p>
      <text:h text:style-name="Heading_20_2" text:outline-level="2">Manipulate Arrays With unshift()</text:h>
      <text:p text:style-name="Text_20_body">Not only can you <text:span text:style-name="Source_20_Text">shift</text:span> elements off of the beginning of an array, you can also <text:span text:style-name="Source_20_Text">unshift</text:span> elements to the beginning of an array i.e. add elements in front of the array.</text:p>
      <text:p text:style-name="Text_20_body"><text:span text:style-name="Source_20_Text">.unshift()</text:span> works exactly like <text:span text:style-name="Source_20_Text">.push()</text:span>, but instead of adding the element at the end of the array, <text:span text:style-name="Source_20_Text">unshift()</text:span> adds the element at the beginning of the array.</text:p>
      <text:p text:style-name="Horizontal_20_Line"/>
      <text:p text:style-name="Text_20_body">Add <text:span text:style-name="Source_20_Text">["Paul",35]</text:span> to the beginning of the <text:span text:style-name="Source_20_Text">myArray</text:span> variable using <text:span text:style-name="Source_20_Text">unshift()</text:span>.</text:p>
      <text:h text:style-name="Heading_20_2" text:outline-level="2">Shopping List</text:h>
      <text:p text:style-name="Text_20_body">Create a shopping list in the variable <text:span text:style-name="Source_20_Text">myList</text:span>. The list should be a multi-dimensional array containing several sub-arrays.</text:p>
      <text:p text:style-name="Text_20_body">The first element in each sub-array should contain a string with the name of the item. The second element should be a number representing the quantity i.e.</text:p>
      <text:p text:style-name="Text_20_body"><text:span text:style-name="Source_20_Text">["Chocolate Bar", 15]</text:span></text:p>
      <text:p text:style-name="Text_20_body">There should be at least 5 sub-arrays in the list.</text:p>
      <text:h text:style-name="Heading_20_2" text:outline-level="2">Write Reusable JavaScript with Functions</text:h>
      <text:p text:style-name="Text_20_body">In JavaScript, we can divide up our code into reusable parts called <text:span text:style-name="Definition">functions</text:span>.</text:p>
      <text:p text:style-name="Text_20_body">Here's an example of a function:</text:p>
      <text:p text:style-name="Quotations">function functionName() {<text:line-break/>  console.log("Hello World");<text:line-break/>}</text:p>
      <text:p text:style-name="Text_20_body">You can call or <text:span text:style-name="Definition">invoke</text:span> this function by using its name followed by parentheses, like this:</text:p>
      <text:p text:style-name="Text_20_body"><text:span text:style-name="Source_20_Text">functionName();</text:span></text:p>
      <text:p text:style-name="Text_20_body"><text:soft-page-break/>Each time the function is called it will print out the message <text:span text:style-name="Source_20_Text">"Hello World"</text:span> on the dev console. All of the code between the curly braces will be executed every time the function is called.</text:p>
      <text:p text:style-name="Horizontal_20_Line"/>
      <text:list xml:id="list2032998220" text:style-name="L1">
        <text:list-item>
          <text:p text:style-name="P4">Create a function called <text:span text:style-name="Source_20_Text">reusableFunction</text:span> which prints <text:span text:style-name="Source_20_Text">"Hi World"</text:span> to the dev console.</text:p>
        </text:list-item>
        <text:list-item>
          <text:p text:style-name="P2">Call the function.</text:p>
        </text:list-item>
      </text:list>
      <text:h text:style-name="Heading_20_2" text:outline-level="2">Passing Values to Functions with Arguments</text:h>
      <text:p text:style-name="Text_20_body"><text:span text:style-name="Definition">Parameters</text:span> are variables that act as placeholders for the values that are to be input to a function when it is called. When a function is defined, it is typically defined along with one or more parameters. The actual values that are input (or <text:span text:style-name="Definition">"passed"</text:span>) into a function when it is called are known as <text:span text:style-name="Definition">arguments</text:span>.</text:p>
      <text:p text:style-name="Text_20_body">Here is a function with two parameters, <text:span text:style-name="Source_20_Text">param1</text:span> and <text:span text:style-name="Source_20_Text">param2</text:span>:</text:p>
      <text:p text:style-name="Quotations">function testFun(param1, param2) {<text:line-break/>  console.log(param1, param2);<text:line-break/>}</text:p>
      <text:p text:style-name="Text_20_body">Then we can call <text:span text:style-name="Source_20_Text">testFun</text:span>:</text:p>
      <text:p text:style-name="Text_20_body"><text:span text:style-name="Source_20_Text">testFun("Hello", "World");</text:span></text:p>
      <text:p text:style-name="Text_20_body">We have passed two arguments, <text:span text:style-name="Source_20_Text">"Hello"</text:span> and <text:span text:style-name="Source_20_Text">"World"</text:span>. Inside the function, <text:span text:style-name="Source_20_Text">param1</text:span> will equal "Hello" and <text:span text:style-name="Source_20_Text">param2</text:span> will equal "World". Note that you could call <text:span text:style-name="Source_20_Text">testFun</text:span> again with different arguments and the parameters would take on the value of the new arguments.</text:p>
      <text:p text:style-name="Horizontal_20_Line"/>
      <text:list xml:id="list2447922670" text:style-name="L2">
        <text:list-item>
          <text:p text:style-name="P5">Create a function called <text:span text:style-name="Source_20_Text">functionWithArgs</text:span> that accepts two arguments and outputs their sum to the dev console.</text:p>
        </text:list-item>
        <text:list-item>
          <text:p text:style-name="P3">Call the function with two numbers as arguments.</text:p>
        </text:list-item>
      </text:list>
      <text:h text:style-name="Heading_20_2" text:outline-level="2">Global Scope and Functions</text:h>
      <text:p text:style-name="Text_20_body">In JavaScript, <text:span text:style-name="Definition">scope</text:span> refers to the visibility of variables. Variables which are defined outside of a function block have <text:span text:style-name="Definition">Global</text:span> scope. This means, they can be seen everywhere in your JavaScript code.</text:p>
      <text:p text:style-name="Text_20_body">Variables which are used without the <text:span text:style-name="Source_20_Text">var</text:span> keyword are automatically created in the <text:span text:style-name="Source_20_Text">global</text:span> scope. This can create unintended consequences elsewhere in your code or when running a function again. You should always declare your variables with <text:span text:style-name="Source_20_Text">var</text:span>.</text:p>
      <text:p text:style-name="Horizontal_20_Line"/>
      <text:p text:style-name="Text_20_body">Using <text:span text:style-name="Source_20_Text">var</text:span>, declare a <text:span text:style-name="Source_20_Text">global</text:span> variable <text:span text:style-name="Source_20_Text">myGlobal</text:span> outside of any function. Initialize it with a value of <text:span text:style-name="Source_20_Text">10</text:span>.</text:p>
      <text:p text:style-name="Text_20_body">Inside function <text:span text:style-name="Source_20_Text">fun1</text:span>, assign <text:span text:style-name="Source_20_Text">5</text:span> to <text:span text:style-name="Source_20_Text">oopsGlobal</text:span> <text:span text:style-name="Strong_20_Emphasis"><text:span text:style-name="Emphasis">without</text:span></text:span> using the <text:span text:style-name="Source_20_Text">var</text:span> keyword.</text:p>
      <text:h text:style-name="Heading_20_2" text:outline-level="2"><text:soft-page-break/>Local Scope and Functions</text:h>
      <text:p text:style-name="Text_20_body">Variables which are declared within a function, as well as the function parameters have <text:span text:style-name="Definition">local</text:span> scope. That means, they are only visible within that function.</text:p>
      <text:p text:style-name="Text_20_body">Here is a function <text:span text:style-name="Source_20_Text">myTest</text:span> with a local variable called <text:span text:style-name="Source_20_Text">loc</text:span>.</text:p>
      <text:p text:style-name="Quotations">function myTest() {<text:line-break/>  var loc = "foo";<text:line-break/>  console.log(loc);<text:line-break/>}<text:line-break/>myTest(); // logs "foo"<text:line-break/>console.log(loc); // loc is not defined</text:p>
      <text:p text:style-name="Text_20_body"><text:span text:style-name="Source_20_Text">loc</text:span> is not defined outside of the function.</text:p>
      <text:p text:style-name="Horizontal_20_Line"/>
      <text:p text:style-name="Text_20_body">Declare a local variable <text:span text:style-name="Source_20_Text">myVar</text:span> inside <text:span text:style-name="Source_20_Text">myLocalScope</text:span>. Run the tests and then follow the instructions commented out in the editor.</text:p>
      <text:p text:style-name="Text_20_body"><text:span text:style-name="Strong_20_Emphasis">Hint</text:span><text:line-break/>Refreshing the page may help if you get stuck.</text:p>
      <text:h text:style-name="Heading_20_2" text:outline-level="2">Global vs. Local Scope in Functions</text:h>
      <text:p text:style-name="Text_20_body">It is possible to have both <text:span text:style-name="Definition">local</text:span> and <text:span text:style-name="Definition">global</text:span> variables with the same name. When you do this, the <text:span text:style-name="Source_20_Text">local</text:span> variable takes precedence over the <text:span text:style-name="Source_20_Text">global</text:span> variable.</text:p>
      <text:p text:style-name="Text_20_body">In this example:</text:p>
      <text:p text:style-name="Quotations">var someVar = "Hat";<text:line-break/>function myFun() {<text:line-break/>  var someVar = "Head";<text:line-break/>  return someVar;<text:line-break/>}</text:p>
      <text:p text:style-name="Text_20_body">The function <text:span text:style-name="Source_20_Text">myFun</text:span> will return <text:span text:style-name="Source_20_Text">"Head"</text:span> because the <text:span text:style-name="Source_20_Text">local</text:span> version of the variable is present.</text:p>
      <text:p text:style-name="Horizontal_20_Line"/>
      <text:p text:style-name="Text_20_body">Add a local variable to <text:span text:style-name="Source_20_Text">myOutfit</text:span> function to override the value of <text:span text:style-name="Source_20_Text">outerWear</text:span> with <text:span text:style-name="Source_20_Text">"sweater"</text:span>.</text:p>
      <text:h text:style-name="Heading_20_2" text:outline-level="2">Return a Value from a Function with Return</text:h>
      <text:p text:style-name="Text_20_body">We can pass values into a function with <text:span text:style-name="Definition">arguments</text:span>. You can use a <text:span text:style-name="Source_20_Text">return</text:span> statement to send a value back out of a function.</text:p>
      <text:p text:style-name="Text_20_body"><text:span text:style-name="Strong_20_Emphasis">Example</text:span></text:p>
      <text:p text:style-name="Quotations"><text:soft-page-break/>function plusThree(num) {<text:line-break/>  return num + 3;<text:line-break/>}<text:line-break/>var answer = plusThree(5); // 8</text:p>
      <text:p text:style-name="Text_20_body"><text:span text:style-name="Source_20_Text">plusThree</text:span> takes an <text:span text:style-name="Definition">argument</text:span> for <text:span text:style-name="Source_20_Text">num</text:span> and returns a value equal to <text:span text:style-name="Source_20_Text">num + 3</text:span>.</text:p>
      <text:p text:style-name="Horizontal_20_Line"/>
      <text:p text:style-name="Text_20_body">Create a function <text:span text:style-name="Source_20_Text">timesFive</text:span> that accepts one argument, multiplies it by <text:span text:style-name="Source_20_Text">5</text:span>, and returns the new value. See the last line in the editor for an example of how you can test your <text:span text:style-name="Source_20_Text">timesFive</text:span> function.</text:p>
      <text:h text:style-name="Heading_20_2" text:outline-level="2">Understanding Undefined Value returned from a Function</text:h>
      <text:p text:style-name="Text_20_body">A function can include the <text:span text:style-name="Source_20_Text">return</text:span> statement but it does not have to. In the case that the function doesn't have a <text:span text:style-name="Source_20_Text">return</text:span> statement, when you call it, the function processes the inner code but the returned value is <text:span text:style-name="Source_20_Text">undefined</text:span>.</text:p>
      <text:p text:style-name="Text_20_body"><text:span text:style-name="Strong_20_Emphasis">Example</text:span></text:p>
      <text:p text:style-name="Quotations">var sum = 0;<text:line-break/>function addSum(num) {<text:line-break/>  sum = sum + num;<text:line-break/>}<text:line-break/>var returnedValue = addSum(3); // sum will be modified but returned value is undefined</text:p>
      <text:p text:style-name="Text_20_body"><text:span text:style-name="Source_20_Text">addSum</text:span> is a function without a <text:span text:style-name="Source_20_Text">return</text:span> statement. The function will change the global <text:span text:style-name="Source_20_Text">sum</text:span> variable but the returned value of the function is <text:span text:style-name="Source_20_Text">undefined</text:span></text:p>
      <text:p text:style-name="Horizontal_20_Line"/>
      <text:p text:style-name="Text_20_body">Create a function <text:span text:style-name="Source_20_Text">addFive</text:span> without any arguments. This function adds 5 to the <text:span text:style-name="Source_20_Text">sum</text:span> variable, but its returned value is <text:span text:style-name="Source_20_Text">undefined</text:span>.</text:p>
      <text:h text:style-name="Heading_20_2" text:outline-level="2">Assignment with a Returned Value</text:h>
      <text:p text:style-name="Text_20_body">If you'll recall from our discussion of <text:a xlink:type="simple" xlink:href="https://learn.freecodecamp.org/javascript-algorithms-and-data-structures/basic-javascript/storing-values-with-the-assignment-operator" office:target-frame-name="_blank" xlink:show="new" text:style-name="Internet_20_link" text:visited-style-name="Visited_20_Internet_20_Link">Storing Values with the Assignment Operator</text:a>, everything to the right of the equal sign is resolved before the value is assigned. This means we can take the return value of a function and assign it to a variable.</text:p>
      <text:p text:style-name="Text_20_body">Assume we have pre-defined a function <text:span text:style-name="Source_20_Text">sum</text:span> which adds two numbers together, then: </text:p>
      <text:p text:style-name="Text_20_body"><text:span text:style-name="Source_20_Text">ourSum = sum(5, 12);</text:span></text:p>
      <text:p text:style-name="Text_20_body">will call <text:span text:style-name="Source_20_Text">sum</text:span> function, which returns a value of <text:span text:style-name="Source_20_Text">17</text:span> and assigns it to <text:span text:style-name="Source_20_Text">ourSum</text:span> variable.</text:p>
      <text:p text:style-name="Horizontal_20_Line"/>
      <text:p text:style-name="Text_20_body">Call the <text:span text:style-name="Source_20_Text">processArg</text:span> function with an argument of <text:span text:style-name="Source_20_Text">7</text:span> and assign its return value to the variable <text:span text:style-name="Source_20_Text">processed</text:span>.</text:p>
      <text:h text:style-name="Heading_20_2" text:outline-level="2"><text:soft-page-break/>Stand in Line</text:h>
      <text:p text:style-name="Text_20_body">In Computer Science a <text:span text:style-name="Definition">queue</text:span> is an abstract <text:span text:style-name="Definition">Data Structure</text:span> where items are kept in order. New items can be added at the back of the <text:span text:style-name="Source_20_Text">queue</text:span> and old items are taken off from the front of the <text:span text:style-name="Source_20_Text">queue</text:span>.</text:p>
      <text:p text:style-name="Text_20_body">Write a function <text:span text:style-name="Source_20_Text">nextInLine</text:span> which takes an array (<text:span text:style-name="Source_20_Text">arr</text:span>) and a number (<text:span text:style-name="Source_20_Text">item</text:span>) as arguments.</text:p>
      <text:p text:style-name="Text_20_body">Add the number to the end of the array, then remove the first element of the array.</text:p>
      <text:p text:style-name="Text_20_body">The <text:span text:style-name="Source_20_Text">nextInLine</text:span> function should then return the element that was removed.</text:p>
      <text:h text:style-name="Heading_20_2" text:outline-level="2">Understanding Boolean Values</text:h>
      <text:p text:style-name="Text_20_body">Another data type is the <text:span text:style-name="Definition">Boolean</text:span>. <text:span text:style-name="Source_20_Text">Booleans</text:span> may only be one of two values: <text:span text:style-name="Source_20_Text">true</text:span> or <text:span text:style-name="Source_20_Text">false</text:span>. They are basically little on-off switches, where <text:span text:style-name="Source_20_Text">true</text:span> is "on" and <text:span text:style-name="Source_20_Text">false</text:span> is "off." These two states are mutually exclusive.</text:p>
      <text:p text:style-name="Text_20_body"><text:span text:style-name="Strong_20_Emphasis">Note</text:span><text:line-break/><text:span text:style-name="Source_20_Text">Boolean</text:span> values are never written with quotes. The <text:span text:style-name="Source_20_Text">strings</text:span> <text:span text:style-name="Source_20_Text">"true"</text:span> and <text:span text:style-name="Source_20_Text">"false"</text:span> are not <text:span text:style-name="Source_20_Text">Boolean</text:span> and have no special meaning in JavaScript.</text:p>
      <text:p text:style-name="Horizontal_20_Line"/>
      <text:p text:style-name="Text_20_body">Modify the <text:span text:style-name="Source_20_Text">welcomeToBooleans</text:span> function so that it returns <text:span text:style-name="Source_20_Text">true</text:span> instead of <text:span text:style-name="Source_20_Text">false</text:span> when the run button is clicked.</text:p>
      <text:h text:style-name="Heading_20_2" text:outline-level="2">Use Conditional Logic with If Statements</text:h>
      <text:p text:style-name="Text_20_body"><text:span text:style-name="Source_20_Text">If</text:span> statements are used to make decisions in code. The keyword <text:span text:style-name="Source_20_Text">if</text:span> tells JavaScript to execute the code in the curly braces under certain conditions, defined in the parentheses. These conditions are known as <text:span text:style-name="Source_20_Text">Boolean</text:span> conditions and they may only be <text:span text:style-name="Source_20_Text">true</text:span> or <text:span text:style-name="Source_20_Text">false</text:span>.</text:p>
      <text:p text:style-name="Text_20_body">When the condition evaluates to <text:span text:style-name="Source_20_Text">true</text:span>, the program executes the statement inside the curly braces. When the Boolean condition evaluates to <text:span text:style-name="Source_20_Text">false</text:span>, the statement inside the curly braces will not execute.</text:p>
      <text:p text:style-name="Text_20_body"><text:span text:style-name="Strong_20_Emphasis">Pseudocode</text:span></text:p>
      <text:p text:style-name="Quotations">if (<text:span text:style-name="T1">condition is true</text:span>) {<text:line-break/>  <text:span text:style-name="T1">statement is executed</text:span><text:line-break/>}</text:p>
      <text:p text:style-name="Text_20_body"><text:span text:style-name="Strong_20_Emphasis">Example</text:span></text:p>
      <text:p text:style-name="Quotations">function test (myCondition) {<text:line-break/>  if (myCondition) {<text:line-break/>     return "It was true";<text:line-break/>  }<text:line-break/>  return "It was false";<text:line-break/><text:soft-page-break/>}<text:line-break/>test(true); // returns "It was true"<text:line-break/>test(false); // returns "It was false"</text:p>
      <text:p text:style-name="Text_20_body">When <text:span text:style-name="Source_20_Text">test</text:span> is called with a value of <text:span text:style-name="Source_20_Text">true</text:span>, the <text:span text:style-name="Source_20_Text">if</text:span> statement evaluates <text:span text:style-name="Source_20_Text">myCondition</text:span> to see if it is <text:span text:style-name="Source_20_Text">true</text:span> or not. Since it is <text:span text:style-name="Source_20_Text">true</text:span>, the function returns <text:span text:style-name="Source_20_Text">"It was true"</text:span>. When we call <text:span text:style-name="Source_20_Text">test</text:span> with a value of <text:span text:style-name="Source_20_Text">false</text:span>, <text:span text:style-name="Source_20_Text">myCondition</text:span> is <text:span text:style-name="Emphasis">not</text:span> <text:span text:style-name="Source_20_Text">true</text:span> and the statement in the curly braces is not executed and the function returns <text:span text:style-name="Source_20_Text">"It was false"</text:span>.</text:p>
      <text:p text:style-name="Horizontal_20_Line"/>
      <text:p text:style-name="Text_20_body">Create an <text:span text:style-name="Source_20_Text">if</text:span> statement inside the function to return <text:span text:style-name="Source_20_Text">"Yes, that was true"</text:span> if the parameter <text:span text:style-name="Source_20_Text">wasThatTrue</text:span> is <text:span text:style-name="Source_20_Text">true</text:span> and return <text:span text:style-name="Source_20_Text">"No, that was false"</text:span> otherwise.</text:p>
      <text:h text:style-name="Heading_20_2" text:outline-level="2">Comparison with the Equality Operator</text:h>
      <text:p text:style-name="Text_20_body">There are many <text:span text:style-name="Definition">Comparison Operators</text:span> in JavaScript. All of these operators return a boolean <text:span text:style-name="Source_20_Text">true</text:span> or <text:span text:style-name="Source_20_Text">false</text:span> value.</text:p>
      <text:p text:style-name="Text_20_body">The most basic operator is the equality operator <text:span text:style-name="Source_20_Text">==</text:span>. The equality operator compares two values and returns <text:span text:style-name="Source_20_Text">true</text:span> if they're equivalent or <text:span text:style-name="Source_20_Text">false</text:span> if they are not. Note that equality is different from assignment (<text:span text:style-name="Source_20_Text">=</text:span>), which assigns the value at the right of the operator to a variable in the left.</text:p>
      <text:p text:style-name="Quotations">function equalityTest(myVal) {<text:line-break/>  if (myVal == 10) {<text:line-break/>     return "Equal";<text:line-break/>  }<text:line-break/>  return "Not Equal";<text:line-break/>}</text:p>
      <text:p text:style-name="Text_20_body">If <text:span text:style-name="Source_20_Text">myVal</text:span> is equal to <text:span text:style-name="Source_20_Text">10</text:span>, the equality operator returns <text:span text:style-name="Source_20_Text">true</text:span>, so the code in the curly braces will execute, and the function will return <text:span text:style-name="Source_20_Text">"Equal"</text:span>. Otherwise, the function will return <text:span text:style-name="Source_20_Text">"Not Equal"</text:span>.</text:p>
      <text:p text:style-name="Text_20_body">In order for JavaScript to compare two different <text:span text:style-name="Source_20_Text">data types</text:span> (for example, <text:span text:style-name="Source_20_Text">numbers</text:span> and <text:span text:style-name="Source_20_Text">strings</text:span>), it must convert one type to another. This is known as "Type Coercion". Once it does, however, it can compare terms as follows:</text:p>
      <text:p text:style-name="Quotations">1 == 1 // true<text:line-break/>1 == 2 // false<text:line-break/>1 == '1' // true<text:line-break/>"3" == 3 // true</text:p>
      <text:p text:style-name="Horizontal_20_Line"/>
      <text:p text:style-name="Text_20_body">Add the <text:span text:style-name="Source_20_Text">equality operator</text:span> to the indicated line so that the function will return "Equal" when <text:span text:style-name="Source_20_Text">val</text:span> is equivalent to <text:span text:style-name="Source_20_Text">12</text:span></text:p>
      <text:h text:style-name="Heading_20_2" text:outline-level="2"><text:soft-page-break/>Comparison with the Strict Equality Operator</text:h>
      <text:p text:style-name="Text_20_body">Strict equality (<text:span text:style-name="Source_20_Text">===</text:span>) is the counterpart to the equality operator (<text:span text:style-name="Source_20_Text">==</text:span>). However, unlike the equality operator, which attempts to convert both values being compared to a common type, the strict equality operator does not perform a type conversion.</text:p>
      <text:p text:style-name="Text_20_body">If the values being compared have different types, they are considered unequal, and the strict equality operator will return false.</text:p>
      <text:p text:style-name="Text_20_body"><text:span text:style-name="Strong_20_Emphasis">Examples</text:span></text:p>
      <text:p text:style-name="Quotations">3 === 3 // true<text:line-break/>3 === '3' // false</text:p>
      <text:p text:style-name="Text_20_body">In the second example, <text:span text:style-name="Source_20_Text">3</text:span> is a <text:span text:style-name="Source_20_Text">Number</text:span> type and <text:span text:style-name="Source_20_Text">'3'</text:span> is a <text:span text:style-name="Source_20_Text">String</text:span> type.</text:p>
      <text:p text:style-name="Horizontal_20_Line"/>
      <text:p text:style-name="Text_20_body">Use the strict equality operator in the <text:span text:style-name="Source_20_Text">if</text:span> statement so the function will return "Equal" when <text:span text:style-name="Source_20_Text">val</text:span> is strictly equal to <text:span text:style-name="Source_20_Text">7</text:span></text:p>
      <text:h text:style-name="Heading_20_2" text:outline-level="2">Practice comparing different values</text:h>
      <text:p text:style-name="Text_20_body">In the last two challenges, we learned about the equality operator (<text:span text:style-name="Source_20_Text">==</text:span>) and the strict equality operator (<text:span text:style-name="Source_20_Text">===</text:span>). Let's do a quick review and practice using these operators some more.</text:p>
      <text:p text:style-name="Text_20_body">If the values being compared are not of the same type, the equality operator will perform a type conversion, and then evaluate the values. However, the strict equality operator will compare both the data type and value as-is, without converting one type to the other.</text:p>
      <text:p text:style-name="Text_20_body"><text:span text:style-name="Strong_20_Emphasis">Examples</text:span></text:p>
      <text:p text:style-name="Quotations">3 == '3' // returns true because JavaScript performs type conversion from string to number<text:line-break/>3 === '3' // returns false because the types are different and type conversion is not performed</text:p>
      <text:p text:style-name="Text_20_body"><text:span text:style-name="Strong_20_Emphasis">Note</text:span><text:line-break/>In JavaScript, you can determine the type of a variable or a value with the <text:span text:style-name="Source_20_Text">typeof</text:span> operator, as follows:</text:p>
      <text:p text:style-name="Quotations">typeof 3 // returns 'number'<text:line-break/>typeof '3' // returns 'string'</text:p>
      <text:p text:style-name="Horizontal_20_Line"/>
      <text:p text:style-name="Text_20_body">The <text:span text:style-name="Source_20_Text">compareEquality</text:span> function in the editor compares two values using the <text:span text:style-name="Source_20_Text">equality operator</text:span>. Modify the function so that it returns "Equal" only when the values are strictly equal.</text:p>
      <text:h text:style-name="Heading_20_2" text:outline-level="2"><text:soft-page-break/>Comparison with the Inequality Operator</text:h>
      <text:p text:style-name="Text_20_body">The inequality operator (<text:span text:style-name="Source_20_Text">!=</text:span>) is the opposite of the equality operator. It means "Not Equal" and returns <text:span text:style-name="Source_20_Text">false</text:span> where equality would return <text:span text:style-name="Source_20_Text">true</text:span> and <text:span text:style-name="Emphasis">vice versa</text:span>. Like the equality operator, the inequality operator will convert data types of values while comparing.</text:p>
      <text:p text:style-name="Text_20_body"><text:span text:style-name="Strong_20_Emphasis">Examples</text:span></text:p>
      <text:p text:style-name="Quotations">1 != 2 // true<text:line-break/>1 != "1" // false<text:line-break/>1 != '1' // false<text:line-break/>1 != true // false<text:line-break/>0 != false // false</text:p>
      <text:p text:style-name="Horizontal_20_Line"/>
      <text:p text:style-name="Text_20_body">Add the inequality operator <text:span text:style-name="Source_20_Text">!=</text:span> in the <text:span text:style-name="Source_20_Text">if</text:span> statement so that the function will return "Not Equal" when <text:span text:style-name="Source_20_Text">val</text:span> is not equivalent to <text:span text:style-name="Source_20_Text">99</text:span></text:p>
      <text:h text:style-name="Heading_20_2" text:outline-level="2">Comparison with the Strict Inequality Operator</text:h>
      <text:p text:style-name="Text_20_body">The strict inequality operator (<text:span text:style-name="Source_20_Text">!==</text:span>) is the logical opposite of the strict equality operator. It means "Strictly Not Equal" and returns <text:span text:style-name="Source_20_Text">false</text:span> where strict equality would return <text:span text:style-name="Source_20_Text">true</text:span> and <text:span text:style-name="Emphasis">vice versa</text:span>. Strict inequality will not convert data types.</text:p>
      <text:p text:style-name="Text_20_body"><text:span text:style-name="Strong_20_Emphasis">Examples</text:span></text:p>
      <text:p text:style-name="Quotations">3 !== 3 // false<text:line-break/>3 !== '3' // true<text:line-break/>4 !== 3 // true</text:p>
      <text:p text:style-name="Horizontal_20_Line"/>
      <text:p text:style-name="Text_20_body">Add the <text:span text:style-name="Source_20_Text">strict inequality operator</text:span> to the <text:span text:style-name="Source_20_Text">if</text:span> statement so the function will return "Not Equal" when <text:span text:style-name="Source_20_Text">val</text:span> is not strictly equal to <text:span text:style-name="Source_20_Text">17</text:span></text:p>
      <text:h text:style-name="Heading_20_2" text:outline-level="2">Comparison with the Greater Than Operator</text:h>
      <text:p text:style-name="Text_20_body">The greater than operator (<text:span text:style-name="Source_20_Text">&gt;</text:span>) compares the values of two numbers. If the number to the left is greater than the number to the right, it returns <text:span text:style-name="Source_20_Text">true</text:span>. Otherwise, it returns <text:span text:style-name="Source_20_Text">false</text:span>.</text:p>
      <text:p text:style-name="Text_20_body">Like the equality operator, greater than operator will convert data types of values while comparing.</text:p>
      <text:p text:style-name="Text_20_body"><text:span text:style-name="Strong_20_Emphasis">Examples</text:span></text:p>
      <text:p text:style-name="Quotations">5 &gt; 3 // true<text:line-break/>7 &gt; '3' // true<text:line-break/>2 &gt; 3 // false<text:line-break/>'1' &gt; 9 // false</text:p>
      <text:p text:style-name="Horizontal_20_Line"><text:soft-page-break/></text:p>
      <text:p text:style-name="Text_20_body">Add the <text:span text:style-name="Source_20_Text">greater than</text:span> operator to the indicated lines so that the return statements make sense.</text:p>
      <text:h text:style-name="Heading_20_2" text:outline-level="2">Comparison with the Greater Than Or Equal To Operator</text:h>
      <text:p text:style-name="Text_20_body">The <text:span text:style-name="Source_20_Text">greater than or equal to</text:span> operator (<text:span text:style-name="Source_20_Text">&gt;=</text:span>) compares the values of two numbers. If the number to the left is greater than or equal to the number to the right, it returns <text:span text:style-name="Source_20_Text">true</text:span>. Otherwise, it returns <text:span text:style-name="Source_20_Text">false</text:span>.</text:p>
      <text:p text:style-name="Text_20_body">Like the equality operator, <text:span text:style-name="Source_20_Text">greater than or equal to</text:span> operator will convert data types while comparing.</text:p>
      <text:p text:style-name="Text_20_body"><text:span text:style-name="Strong_20_Emphasis">Examples</text:span></text:p>
      <text:p text:style-name="Quotations">6 &gt;= 6 // true<text:line-break/>7 &gt;= '3' // true<text:line-break/>2 &gt;= 3 // false<text:line-break/>'7' &gt;= 9 // false</text:p>
      <text:p text:style-name="Horizontal_20_Line"/>
      <text:p text:style-name="Text_20_body">Add the <text:span text:style-name="Source_20_Text">greater than or equal to</text:span> operator to the indicated lines so that the return statements make sense.</text:p>
      <text:h text:style-name="Heading_20_2" text:outline-level="2">Comparison with the Less Than Operator</text:h>
      <text:p text:style-name="Text_20_body">The <text:span text:style-name="Definition">less than</text:span> operator (<text:span text:style-name="Source_20_Text">&lt;</text:span>) compares the values of two numbers. If the number to the left is less than the number to the right, it returns <text:span text:style-name="Source_20_Text">true</text:span>. Otherwise, it returns <text:span text:style-name="Source_20_Text">false</text:span>. Like the equality operator, <text:span text:style-name="Definition">less than</text:span> operator converts data types while comparing.</text:p>
      <text:p text:style-name="Text_20_body"><text:span text:style-name="Strong_20_Emphasis">Examples</text:span></text:p>
      <text:p text:style-name="Quotations">2 &lt; 5 // true<text:line-break/>'3' &lt; 7 // true<text:line-break/>5 &lt; 5 // false<text:line-break/>3 &lt; 2 // false<text:line-break/>'8' &lt; 4 // false</text:p>
      <text:p text:style-name="Horizontal_20_Line"/>
      <text:p text:style-name="Text_20_body">Add the <text:span text:style-name="Source_20_Text">less than</text:span> operator to the indicated lines so that the return statements make sense.</text:p>
      <text:h text:style-name="Heading_20_2" text:outline-level="2"><text:soft-page-break/>Comparison with the Less Than Or Equal To Operator</text:h>
      <text:p text:style-name="Text_20_body">The <text:span text:style-name="Source_20_Text">less than or equal to</text:span> operator (<text:span text:style-name="Source_20_Text">&lt;=</text:span>) compares the values of two numbers. If the number to the left is less than or equal to the number to the right, it returns <text:span text:style-name="Source_20_Text">true</text:span>. If the number on the left is greater than the number on the right, it returns <text:span text:style-name="Source_20_Text">false</text:span>. Like the equality operator, <text:span text:style-name="Source_20_Text">less than or equal to</text:span> converts data types.</text:p>
      <text:p text:style-name="Text_20_body"><text:span text:style-name="Strong_20_Emphasis">Examples</text:span></text:p>
      <text:p text:style-name="Quotations">4 &lt;= 5 // true<text:line-break/>'7' &lt;= 7 // true<text:line-break/>5 &lt;= 5 // true<text:line-break/>3 &lt;= 2 // false<text:line-break/>'8' &lt;= 4 // false</text:p>
      <text:p text:style-name="Horizontal_20_Line"/>
      <text:p text:style-name="Text_20_body">Add the <text:span text:style-name="Source_20_Text">less than or equal to</text:span> operator to the indicated lines so that the return statements make sense.</text:p>
      <text:h text:style-name="Heading_20_2" text:outline-level="2">Comparisons with the Logical And Operator</text:h>
      <text:p text:style-name="Text_20_body">Sometimes you will need to test more than one thing at a time. The <text:span text:style-name="Definition">logical and</text:span> operator (<text:span text:style-name="Source_20_Text">&amp;&amp;</text:span>) returns <text:span text:style-name="Source_20_Text">true</text:span> if and only if the <text:span text:style-name="Definition">operands</text:span> to the left and right of it are true.</text:p>
      <text:p text:style-name="Text_20_body">The same effect could be achieved by nesting an if statement inside another if:</text:p>
      <text:p text:style-name="Quotations">if (num &gt; 5) {<text:line-break/>  if (num &lt; 10) {<text:line-break/>    return "Yes";<text:line-break/>  }<text:line-break/>}<text:line-break/>return "No";</text:p>
      <text:p text:style-name="Text_20_body">will only return "Yes" if <text:span text:style-name="Source_20_Text">num</text:span> is greater than <text:span text:style-name="Source_20_Text">5</text:span> and less than <text:span text:style-name="Source_20_Text">10</text:span>. The same logic can be written as:</text:p>
      <text:p text:style-name="Quotations">if (num &gt; 5 &amp;&amp; num &lt; 10) {<text:line-break/>  return "Yes";<text:line-break/>}<text:line-break/>return "No";</text:p>
      <text:p text:style-name="Horizontal_20_Line"/>
      <text:p text:style-name="Text_20_body">Combine the two if statements into one statement which will return <text:span text:style-name="Source_20_Text">"Yes"</text:span> if <text:span text:style-name="Source_20_Text">val</text:span> is less than or equal to <text:span text:style-name="Source_20_Text">50</text:span> and greater than or equal to <text:span text:style-name="Source_20_Text">25</text:span>. Otherwise, will return <text:span text:style-name="Source_20_Text">"No"</text:span>.</text:p>
      <text:h text:style-name="Heading_20_2" text:outline-level="2"><text:soft-page-break/>Comparisons with the Logical Or Operator</text:h>
      <text:p text:style-name="Text_20_body">The <text:span text:style-name="Definition">logical or</text:span> operator (<text:span text:style-name="Source_20_Text">||</text:span>) returns <text:span text:style-name="Source_20_Text">true</text:span> if either of the <text:span text:style-name="Definition">operands</text:span> is <text:span text:style-name="Source_20_Text">true</text:span>. Otherwise, it returns <text:span text:style-name="Source_20_Text">false</text:span>.</text:p>
      <text:p text:style-name="Text_20_body">The <text:span text:style-name="Definition">logical or</text:span> operator is composed of two pipe symbols (<text:span text:style-name="Source_20_Text">|</text:span>). This can typically be found between your Backspace and Enter keys.</text:p>
      <text:p text:style-name="Text_20_body">The pattern below should look familiar from prior waypoints:</text:p>
      <text:p text:style-name="Quotations">if (num &gt; 10) {<text:line-break/>  return "No";<text:line-break/>}<text:line-break/>if (num &lt; 5) {<text:line-break/>  return "No";<text:line-break/>}<text:line-break/>return "Yes";</text:p>
      <text:p text:style-name="Text_20_body">will return "Yes" only if <text:span text:style-name="Source_20_Text">num</text:span> is between <text:span text:style-name="Source_20_Text">5</text:span> and <text:span text:style-name="Source_20_Text">10</text:span> (5 and 10 included). The same logic can be written as:</text:p>
      <text:p text:style-name="Quotations">if (num &gt; 10 || num &lt; 5) {<text:line-break/>  return "No";<text:line-break/>}<text:line-break/>return "Yes";</text:p>
      <text:p text:style-name="Horizontal_20_Line"/>
      <text:p text:style-name="Text_20_body">Combine the two <text:span text:style-name="Source_20_Text">if</text:span> statements into one statement which returns <text:span text:style-name="Source_20_Text">"Outside"</text:span> if <text:span text:style-name="Source_20_Text">val</text:span> is not between <text:span text:style-name="Source_20_Text">10</text:span> and <text:span text:style-name="Source_20_Text">20</text:span>, inclusive. Otherwise, return <text:span text:style-name="Source_20_Text">"Inside"</text:span>.</text:p>
      <text:h text:style-name="Heading_20_2" text:outline-level="2">Introducing Else Statements</text:h>
      <text:p text:style-name="Text_20_body">When a condition for an <text:span text:style-name="Source_20_Text">if</text:span> statement is true, the block of code following it is executed. What about when that condition is false? Normally nothing would happen. With an <text:span text:style-name="Source_20_Text">else</text:span> statement, an alternate block of code can be executed.</text:p>
      <text:p text:style-name="Quotations">if (num &gt; 10) {<text:line-break/>  return "Bigger than 10";<text:line-break/>} else {<text:line-break/>  return "10 or Less";<text:line-break/>}</text:p>
      <text:p text:style-name="Horizontal_20_Line"/>
      <text:p text:style-name="Text_20_body">Combine the <text:span text:style-name="Source_20_Text">if</text:span> statements into a single <text:span text:style-name="Source_20_Text">if/else</text:span> statement.</text:p>
      <text:h text:style-name="Heading_20_2" text:outline-level="2"><text:soft-page-break/>Introducing Else If Statements</text:h>
      <text:p text:style-name="Text_20_body">If you have multiple conditions that need to be addressed, you can chain <text:span text:style-name="Source_20_Text">if</text:span> statements together with <text:span text:style-name="Source_20_Text">else if</text:span> statements.</text:p>
      <text:p text:style-name="Quotations">if (num &gt; 15) {<text:line-break/>  return "Bigger than 15";<text:line-break/>} else if (num &lt; 5) {<text:line-break/>  return "Smaller than 5";<text:line-break/>} else {<text:line-break/>  return "Between 5 and 15";<text:line-break/>}</text:p>
      <text:p text:style-name="Horizontal_20_Line"/>
      <text:p text:style-name="Text_20_body">Convert the logic to use <text:span text:style-name="Source_20_Text">else if</text:span> statements.</text:p>
      <text:h text:style-name="Heading_20_2" text:outline-level="2">Logical Order in If Else Statements</text:h>
      <text:p text:style-name="Text_20_body">Order is important in <text:span text:style-name="Source_20_Text">if</text:span>, <text:span text:style-name="Source_20_Text">else if</text:span> statements.</text:p>
      <text:p text:style-name="Text_20_body">The function is executed from top to bottom so you will want to be careful of what statement comes first.</text:p>
      <text:p text:style-name="Text_20_body">Take these two functions as an example.</text:p>
      <text:p text:style-name="Text_20_body">Here's the first:</text:p>
      <text:p text:style-name="Quotations">function foo(x) {<text:line-break/>  if (x &lt; 1) {<text:line-break/>    return "Less than one";<text:line-break/>  } else if (x &lt; 2) {<text:line-break/>    return "Less than two";<text:line-break/>  } else {<text:line-break/>    return "Greater than or equal to two";<text:line-break/>  }<text:line-break/>}</text:p>
      <text:p text:style-name="Text_20_body">And the second just switches the order of the statements:</text:p>
      <text:p text:style-name="Quotations">function bar(x) {<text:line-break/>  if (x &lt; 2) {<text:line-break/>    return "Less than two";<text:line-break/>  } else if (x &lt; 1) {<text:line-break/>    return "Less than one";<text:line-break/>  } else {<text:line-break/>    return "Greater than or equal to two";<text:line-break/>  }<text:line-break/>}</text:p>
      <text:p text:style-name="Text_20_body"><text:soft-page-break/>While these two functions look nearly identical if we pass a number to both we get different outputs.</text:p>
      <text:p text:style-name="Quotations">foo(0) // "Less than one"<text:line-break/>bar(0) // "Less than two"</text:p>
      <text:p text:style-name="Horizontal_20_Line"/>
      <text:p text:style-name="Text_20_body">Change the order of logic in the function so that it will return the correct statements in all cases.</text:p>
      <text:h text:style-name="Heading_20_2" text:outline-level="2">Chaining If Else Statements</text:h>
      <text:p text:style-name="Text_20_body"><text:span text:style-name="Source_20_Text">if/else</text:span> statements can be chained together for complex logic. Here is <text:span text:style-name="Definition">pseudocode</text:span> of multiple chained <text:span text:style-name="Source_20_Text">if</text:span> / <text:span text:style-name="Source_20_Text">else if</text:span> statements:</text:p>
      <text:p text:style-name="Quotations">if (<text:span text:style-name="Emphasis">condition1</text:span>) {<text:line-break/>  <text:span text:style-name="Emphasis">statement1</text:span><text:line-break/>} else if (<text:span text:style-name="Emphasis">condition2</text:span>) {<text:line-break/>  <text:span text:style-name="Emphasis">statement2</text:span><text:line-break/>} else if (<text:span text:style-name="Emphasis">condition3</text:span>) {<text:line-break/>  <text:span text:style-name="Emphasis">statement3</text:span><text:line-break/>. . .<text:line-break/>} else {<text:line-break/>  <text:span text:style-name="Emphasis">statementN</text:span><text:line-break/>}</text:p>
      <text:p text:style-name="Horizontal_20_Line"/>
      <text:p text:style-name="Text_20_body">Write chained <text:span text:style-name="Source_20_Text">if</text:span>/<text:span text:style-name="Source_20_Text">else if</text:span> statements to fulfill the following conditions:</text:p>
      <text:p text:style-name="Text_20_body"><text:span text:style-name="Source_20_Text">num &lt; 5</text:span> - return "Tiny"<text:line-break/><text:span text:style-name="Source_20_Text">num &lt; 10</text:span> - return "Small"<text:line-break/><text:span text:style-name="Source_20_Text">num &lt; 15</text:span> - return "Medium"<text:line-break/><text:span text:style-name="Source_20_Text">num &lt; 20</text:span> - return "Large"<text:line-break/><text:span text:style-name="Source_20_Text">num &gt;= 20</text:span> - return "Huge"</text:p>
      <text:h text:style-name="Heading_20_2" text:outline-level="2">Golf Code</text:h>
      <text:p text:style-name="Text_20_body">In the game of <text:a xlink:type="simple" xlink:href="https://en.wikipedia.org/wiki/Golf" office:target-frame-name="_blank" xlink:show="new" text:style-name="Internet_20_link" text:visited-style-name="Visited_20_Internet_20_Link">golf</text:a> each hole has a <text:span text:style-name="Source_20_Text">par</text:span> meaning the average number of <text:span text:style-name="Source_20_Text">strokes</text:span> a golfer is expected to make in order to sink the ball in a hole to complete the play. Depending on how far above or below <text:span text:style-name="Source_20_Text">par</text:span> your <text:span text:style-name="Source_20_Text">strokes</text:span> are, there is a different nickname.</text:p>
      <text:p text:style-name="Text_20_body">Your function will be passed <text:span text:style-name="Source_20_Text">par</text:span> and <text:span text:style-name="Source_20_Text">strokes</text:span> arguments. Return the correct string according to this table which lists the strokes in order of priority; top (highest) to bottom (lowest):</text:p>
      <table:table table:name="Tabelle2" table:style-name="Tabelle2">
        <table:table-column table:style-name="Tabelle2.A"/>
        <table:table-column table:style-name="Tabelle2.B"/>
        <table:table-header-rows>
          <table:table-row>
            <table:table-cell table:style-name="Tabelle2.A1" office:value-type="string">
              <text:p text:style-name="Table_20_Heading">Strokes</text:p>
            </table:table-cell>
            <table:table-cell table:style-name="Tabelle2.A1" office:value-type="string">
              <text:p text:style-name="Table_20_Heading">Return</text:p>
            </table:table-cell>
          </table:table-row>
        </table:table-header-rows>
        <table:table-row>
          <table:table-cell table:style-name="Tabelle2.A1" office:value-type="string">
            <text:p text:style-name="Table_20_Contents">1</text:p>
          </table:table-cell>
          <table:table-cell table:style-name="Tabelle2.A1" office:value-type="string">
            <text:p text:style-name="Table_20_Contents">"Hole-in-one!"</text:p>
          </table:table-cell>
        </table:table-row>
        <table:table-row>
          <table:table-cell table:style-name="Tabelle2.A1" office:value-type="string">
            <text:p text:style-name="Table_20_Contents">&lt;= par - 2</text:p>
          </table:table-cell>
          <table:table-cell table:style-name="Tabelle2.A1" office:value-type="string">
            <text:p text:style-name="Table_20_Contents">"Eagle"</text:p>
          </table:table-cell>
        </table:table-row>
        <table:table-row>
          <table:table-cell table:style-name="Tabelle2.A1" office:value-type="string">
            <text:p text:style-name="Table_20_Contents">par - 1</text:p>
          </table:table-cell>
          <table:table-cell table:style-name="Tabelle2.A1" office:value-type="string">
            <text:p text:style-name="Table_20_Contents">"Birdie"</text:p>
          </table:table-cell>
        </table:table-row>
        <text:soft-page-break/>
        <table:table-row>
          <table:table-cell table:style-name="Tabelle2.A1" office:value-type="string">
            <text:p text:style-name="Table_20_Contents">par</text:p>
          </table:table-cell>
          <table:table-cell table:style-name="Tabelle2.A1" office:value-type="string">
            <text:p text:style-name="Table_20_Contents">"Par"</text:p>
          </table:table-cell>
        </table:table-row>
        <table:table-row>
          <table:table-cell table:style-name="Tabelle2.A1" office:value-type="string">
            <text:p text:style-name="Table_20_Contents">par + 1</text:p>
          </table:table-cell>
          <table:table-cell table:style-name="Tabelle2.A1" office:value-type="string">
            <text:p text:style-name="Table_20_Contents">"Bogey"</text:p>
          </table:table-cell>
        </table:table-row>
        <table:table-row>
          <table:table-cell table:style-name="Tabelle2.A1" office:value-type="string">
            <text:p text:style-name="Table_20_Contents">par + 2</text:p>
          </table:table-cell>
          <table:table-cell table:style-name="Tabelle2.A1" office:value-type="string">
            <text:p text:style-name="Table_20_Contents">"Double Bogey"</text:p>
          </table:table-cell>
        </table:table-row>
        <table:table-row>
          <table:table-cell table:style-name="Tabelle2.A1" office:value-type="string">
            <text:p text:style-name="Table_20_Contents">&gt;= par + 3</text:p>
          </table:table-cell>
          <table:table-cell table:style-name="Tabelle2.A1" office:value-type="string">
            <text:p text:style-name="Table_20_Contents">"Go Home!"</text:p>
          </table:table-cell>
        </table:table-row>
      </table:table>
      <text:p text:style-name="Text_20_body"><text:span text:style-name="Source_20_Text">par</text:span> and <text:span text:style-name="Source_20_Text">strokes</text:span> will always be numeric and positive. We have added an array of all the names for your convenience.</text:p>
      <text:h text:style-name="Heading_20_2" text:outline-level="2">Selecting from Many Options with Switch Statements</text:h>
      <text:p text:style-name="Text_20_body">If you have many options to choose from, use a <text:span text:style-name="Source_20_Text">switch</text:span> statement. A <text:span text:style-name="Source_20_Text">switch</text:span> statement tests a value and can have many <text:span text:style-name="Source_20_Text">case</text:span> statements which define various possible values. Statements are executed from the first matched <text:span text:style-name="Source_20_Text">case</text:span> value until a <text:span text:style-name="Source_20_Text">break</text:span> is encountered.</text:p>
      <text:p text:style-name="Text_20_body">Here is a <text:span text:style-name="Definition">pseudocode</text:span> example:</text:p>
      <text:p text:style-name="Quotations">switch(num) {<text:line-break/>  case value1:<text:line-break/>    statement1;<text:line-break/>    break;<text:line-break/>  case value2:<text:line-break/>    statement2;<text:line-break/>    break;<text:line-break/>...<text:line-break/>  case valueN:<text:line-break/>    statementN;<text:line-break/>    break;<text:line-break/>}</text:p>
      <text:p text:style-name="Text_20_body"><text:span text:style-name="Source_20_Text">case</text:span> values are tested with strict equality (<text:span text:style-name="Source_20_Text">===</text:span>). The <text:span text:style-name="Source_20_Text">break</text:span> tells JavaScript to stop executing statements. If the <text:span text:style-name="Source_20_Text">break</text:span> is omitted, the next statement will be executed.</text:p>
      <text:p text:style-name="Horizontal_20_Line"/>
      <text:p text:style-name="Text_20_body">Write a switch statement which tests <text:span text:style-name="Source_20_Text">val</text:span> and sets <text:span text:style-name="Source_20_Text">answer</text:span> for the following conditions:<text:line-break/><text:span text:style-name="Source_20_Text">1</text:span> - "alpha"<text:line-break/><text:span text:style-name="Source_20_Text">2</text:span> - "beta"<text:line-break/><text:span text:style-name="Source_20_Text">3</text:span> - "gamma"<text:line-break/><text:span text:style-name="Source_20_Text">4</text:span> - "delta"</text:p>
      <text:h text:style-name="Heading_20_2" text:outline-level="2">Adding a Default Option in Switch Statements</text:h>
      <text:p text:style-name="Text_20_body">In a <text:span text:style-name="Source_20_Text">switch</text:span> statement you may not be able to specify all possible values as <text:span text:style-name="Source_20_Text">case</text:span> statements. Instead, you can add the <text:span text:style-name="Source_20_Text">default</text:span> statement which will be executed if no matching <text:span text:style-name="Source_20_Text">case</text:span> statements are found. Think of it like the final <text:span text:style-name="Source_20_Text">else</text:span> statement in an <text:span text:style-name="Source_20_Text">if/else</text:span> chain.</text:p>
      <text:p text:style-name="Text_20_body"><text:soft-page-break/>A <text:span text:style-name="Source_20_Text">default</text:span> statement should be the last case.</text:p>
      <text:p text:style-name="Quotations">switch (num) {<text:line-break/>  case value1:<text:line-break/>    statement1;<text:line-break/>    break;<text:line-break/>  case value2:<text:line-break/>    statement2;<text:line-break/>    break;<text:line-break/>...<text:line-break/>  default:<text:line-break/>    defaultStatement;<text:line-break/>    break;<text:line-break/>}</text:p>
      <text:p text:style-name="Horizontal_20_Line"/>
      <text:p text:style-name="Text_20_body">Write a switch statement to set <text:span text:style-name="Source_20_Text">answer</text:span> for the following conditions:<text:line-break/><text:span text:style-name="Source_20_Text">"a"</text:span> - "apple"<text:line-break/><text:span text:style-name="Source_20_Text">"b"</text:span> - "bird"<text:line-break/><text:span text:style-name="Source_20_Text">"c"</text:span> - "cat"<text:line-break/><text:span text:style-name="Source_20_Text">default</text:span> - "stuff"</text:p>
      <text:h text:style-name="Heading_20_2" text:outline-level="2">Multiple Identical Options in Switch Statements</text:h>
      <text:p text:style-name="Text_20_body">If the <text:span text:style-name="Source_20_Text">break</text:span> statement is omitted from a <text:span text:style-name="Source_20_Text">switch</text:span> statement's <text:span text:style-name="Source_20_Text">case</text:span>, the following <text:span text:style-name="Source_20_Text">case</text:span> statement(s) are executed until a <text:span text:style-name="Source_20_Text">break</text:span> is encountered. If you have multiple inputs with the same output, you can represent them in a <text:span text:style-name="Source_20_Text">switch</text:span> statement like this:</text:p>
      <text:p text:style-name="Quotations">switch(val) {<text:line-break/>  case 1:<text:line-break/>  case 2:<text:line-break/>  case 3:<text:line-break/>    result = "1, 2, or 3";<text:line-break/>    break;<text:line-break/>  case 4:<text:line-break/>    result = "4 alone";<text:line-break/>}</text:p>
      <text:p text:style-name="Text_20_body">Cases for 1, 2, and 3 will all produce the same result.</text:p>
      <text:p text:style-name="Horizontal_20_Line"/>
      <text:p text:style-name="Text_20_body">Write a switch statement to set <text:span text:style-name="Source_20_Text">answer</text:span> for the following ranges:<text:line-break/><text:span text:style-name="Source_20_Text">1-3</text:span> - "Low"<text:line-break/><text:span text:style-name="Source_20_Text">4-6</text:span> - "Mid"<text:line-break/><text:span text:style-name="Source_20_Text">7-9</text:span> - "High"</text:p>
      <text:p text:style-name="Text_20_body"><text:soft-page-break/><text:span text:style-name="Strong_20_Emphasis">Note</text:span><text:line-break/>You will need to have a <text:span text:style-name="Source_20_Text">case</text:span> statement for each number in the range.</text:p>
      <text:h text:style-name="Heading_20_2" text:outline-level="2">Replacing If Else Chains with Switch</text:h>
      <text:p text:style-name="Text_20_body">If you have many options to choose from, a <text:span text:style-name="Source_20_Text">switch</text:span> statement can be easier to write than many chained <text:span text:style-name="Source_20_Text">if</text:span>/<text:span text:style-name="Source_20_Text">else if</text:span> statements. The following:</text:p>
      <text:p text:style-name="Quotations">if (val === 1) {<text:line-break/>  answer = "a";<text:line-break/>} else if (val === 2) {<text:line-break/>  answer = "b";<text:line-break/>} else {<text:line-break/>  answer = "c";<text:line-break/>}</text:p>
      <text:p text:style-name="Text_20_body">can be replaced with:</text:p>
      <text:p text:style-name="Quotations">switch(val) {<text:line-break/>  case 1:<text:line-break/>    answer = "a";<text:line-break/>    break;<text:line-break/>  case 2:<text:line-break/>    answer = "b";<text:line-break/>    break;<text:line-break/>  default:<text:line-break/>    answer = "c";<text:line-break/>}</text:p>
      <text:p text:style-name="Horizontal_20_Line"/>
      <text:p text:style-name="Text_20_body">Change the chained <text:span text:style-name="Source_20_Text">if</text:span>/<text:span text:style-name="Source_20_Text">else if</text:span> statements into a <text:span text:style-name="Source_20_Text">switch</text:span> statement.</text:p>
      <text:h text:style-name="Heading_20_2" text:outline-level="2">Returning Boolean Values from Functions</text:h>
      <text:p text:style-name="Text_20_body">You may recall from <text:a xlink:type="simple" xlink:href="https://learn.freecodecamp.org/waypoint-comparison-with-the-equality-operator" office:target-frame-name="_blank" xlink:show="new" text:style-name="Internet_20_link" text:visited-style-name="Visited_20_Internet_20_Link">Comparison with the Equality Operator</text:a> that all comparison operators return a boolean <text:span text:style-name="Source_20_Text">true</text:span> or <text:span text:style-name="Source_20_Text">false</text:span> value.</text:p>
      <text:p text:style-name="Text_20_body">Sometimes people use an if/else statement to do a comparison, like this:</text:p>
      <text:p text:style-name="Quotations">function isEqual(a,b) {<text:line-break/>  if (a === b) {<text:line-break/>    return true;<text:line-break/>  } else {<text:line-break/>    return false;<text:line-break/>  }<text:line-break/>}</text:p>
      <text:p text:style-name="Text_20_body"><text:soft-page-break/>But there's a better way to do this. Since <text:span text:style-name="Source_20_Text">===</text:span> returns <text:span text:style-name="Source_20_Text">true</text:span> or <text:span text:style-name="Source_20_Text">false</text:span>, we can return the result of the comparison:</text:p>
      <text:p text:style-name="Quotations">function isEqual(a,b) {<text:line-break/>  return a === b;<text:line-break/>}</text:p>
      <text:p text:style-name="Horizontal_20_Line"/>
      <text:p text:style-name="Text_20_body">Fix the function <text:span text:style-name="Source_20_Text">isLess</text:span> to remove the <text:span text:style-name="Source_20_Text">if/else</text:span> statements.</text:p>
      <text:h text:style-name="Heading_20_2" text:outline-level="2">Return Early Pattern for Functions</text:h>
      <text:p text:style-name="Text_20_body">When a <text:span text:style-name="Source_20_Text">return</text:span> statement is reached, the execution of the current function stops and control returns to the calling location.</text:p>
      <text:p text:style-name="Text_20_body"><text:span text:style-name="Strong_20_Emphasis">Example</text:span></text:p>
      <text:p text:style-name="Quotations">function myFun() {<text:line-break/>  console.log("Hello");<text:line-break/>  return "World";<text:line-break/>  console.log("byebye")<text:line-break/>}<text:line-break/>myFun();</text:p>
      <text:p text:style-name="Text_20_body">The above outputs "Hello" to the console, returns "World", but <text:span text:style-name="Source_20_Text">"byebye"</text:span> is never output, because the function exits at the <text:span text:style-name="Source_20_Text">return</text:span> statement.</text:p>
      <text:p text:style-name="Horizontal_20_Line"/>
      <text:p text:style-name="Text_20_body">Modify the function <text:span text:style-name="Source_20_Text">abTest</text:span> so that if <text:span text:style-name="Source_20_Text">a</text:span> or <text:span text:style-name="Source_20_Text">b</text:span> are less than <text:span text:style-name="Source_20_Text">0</text:span> the function will immediately exit with a value of <text:span text:style-name="Source_20_Text">undefined</text:span>.</text:p>
      <text:p text:style-name="Text_20_body"><text:span text:style-name="Strong_20_Emphasis">Hint</text:span><text:line-break/>Remember that <text:a xlink:type="simple" xlink:href="http://www.freecodecamp.org/challenges/understanding-uninitialized-variables" office:target-frame-name="_blank" xlink:show="new" text:style-name="Internet_20_link" text:visited-style-name="Visited_20_Internet_20_Link"><text:span text:style-name="Source_20_Text">undefined</text:span></text:a><text:a xlink:type="simple" xlink:href="http://www.freecodecamp.org/challenges/understanding-uninitialized-variables" office:target-frame-name="_blank" xlink:show="new" text:style-name="Internet_20_link" text:visited-style-name="Visited_20_Internet_20_Link"> is a keyword</text:a>, not a string.</text:p>
      <text:h text:style-name="Heading_20_2" text:outline-level="2">Counting Cards</text:h>
      <text:p text:style-name="Text_20_body">In the casino game Blackjack, a player can gain an advantage over the house by keeping track of the relative number of high and low cards remaining in the deck. This is called <text:a xlink:type="simple" xlink:href="https://en.wikipedia.org/wiki/Card_counting" office:target-frame-name="_blank" xlink:show="new" text:style-name="Internet_20_link" text:visited-style-name="Visited_20_Internet_20_Link">Card Counting</text:a>.</text:p>
      <text:p text:style-name="Text_20_body">Having more high cards remaining in the deck favors the player. Each card is assigned a value according to the table below. When the count is positive, the player should bet high. When the count is zero or negative, the player should bet low.</text:p>
      <table:table table:name="Tabelle3" table:style-name="Tabelle3">
        <table:table-column table:style-name="Tabelle3.A"/>
        <table:table-column table:style-name="Tabelle3.B"/>
        <table:table-header-rows>
          <table:table-row>
            <table:table-cell table:style-name="Tabelle3.A1" office:value-type="string">
              <text:p text:style-name="Table_20_Heading">Count Change</text:p>
            </table:table-cell>
            <table:table-cell table:style-name="Tabelle3.A1" office:value-type="string">
              <text:p text:style-name="Table_20_Heading">Cards</text:p>
            </table:table-cell>
          </table:table-row>
        </table:table-header-rows>
        <table:table-row>
          <table:table-cell table:style-name="Tabelle3.A1" office:value-type="string">
            <text:p text:style-name="Table_20_Contents">+1</text:p>
          </table:table-cell>
          <table:table-cell table:style-name="Tabelle3.A1" office:value-type="string">
            <text:p text:style-name="Table_20_Contents">2, 3, 4, 5, 6</text:p>
          </table:table-cell>
        </table:table-row>
        <table:table-row>
          <table:table-cell table:style-name="Tabelle3.A1" office:value-type="string">
            <text:p text:style-name="Table_20_Contents">0</text:p>
          </table:table-cell>
          <table:table-cell table:style-name="Tabelle3.A1" office:value-type="string">
            <text:p text:style-name="Table_20_Contents">7, 8, 9</text:p>
          </table:table-cell>
        </table:table-row>
        <table:table-row>
          <table:table-cell table:style-name="Tabelle3.A1" office:value-type="string">
            <text:p text:style-name="Table_20_Contents">-1</text:p>
          </table:table-cell>
          <table:table-cell table:style-name="Tabelle3.A1" office:value-type="string">
            <text:p text:style-name="Table_20_Contents">10, 'J', 'Q', 'K', 'A'</text:p>
          </table:table-cell>
        </table:table-row>
      </table:table>
      <text:p text:style-name="Text_20_body"><text:soft-page-break/>You will write a card counting function. It will receive a <text:span text:style-name="Source_20_Text">card</text:span> parameter, which can be a number or a string, and increment or decrement the global <text:span text:style-name="Source_20_Text">count</text:span> variable according to the card's value (see table). The function will then return a string with the current count and the string <text:span text:style-name="Source_20_Text">Bet</text:span> if the count is positive, or <text:span text:style-name="Source_20_Text">Hold</text:span> if the count is zero or negative. The current count and the player's decision (<text:span text:style-name="Source_20_Text">Bet</text:span> or <text:span text:style-name="Source_20_Text">Hold</text:span>) should be separated by a single space.</text:p>
      <text:p text:style-name="Text_20_body"><text:span text:style-name="Strong_20_Emphasis">Example Output</text:span><text:line-break/><text:span text:style-name="Source_20_Text">-3 Hold</text:span><text:line-break/><text:span text:style-name="Source_20_Text">5 Bet</text:span></text:p>
      <text:p text:style-name="Text_20_body"><text:span text:style-name="Strong_20_Emphasis">Hint</text:span><text:line-break/>Do NOT reset <text:span text:style-name="Source_20_Text">count</text:span> to 0 when value is 7, 8, or 9.<text:line-break/>Do NOT return an array.<text:line-break/>Do NOT include quotes (single or double) in the output.</text:p>
      <text:h text:style-name="Heading_20_2" text:outline-level="2">Build JavaScript Objects</text:h>
      <text:p text:style-name="Text_20_body">You may have heard the term <text:span text:style-name="Source_20_Text">object</text:span> before.</text:p>
      <text:p text:style-name="Text_20_body">Objects are similar to <text:span text:style-name="Source_20_Text">arrays</text:span>, except that instead of using indexes to access and modify their data, you access the data in objects through what are called <text:span text:style-name="Source_20_Text">properties</text:span>.</text:p>
      <text:p text:style-name="Text_20_body">Objects are useful for storing data in a structured way, and can represent real world objects, like a cat.</text:p>
      <text:p text:style-name="Text_20_body">Here's a sample cat object:</text:p>
      <text:p text:style-name="Quotations">var cat = {<text:line-break/>  "name": "Whiskers",<text:line-break/>  "legs": 4,<text:line-break/>  "tails": 1,<text:line-break/>  "enemies": ["Water", "Dogs"]<text:line-break/>};</text:p>
      <text:p text:style-name="Text_20_body">In this example, all the properties are stored as strings, such as - <text:span text:style-name="Source_20_Text">"name"</text:span>, <text:span text:style-name="Source_20_Text">"legs"</text:span>, and <text:span text:style-name="Source_20_Text">"tails"</text:span>. However, you can also use numbers as properties. You can even omit the quotes for single-word string properties, as follows:</text:p>
      <text:p text:style-name="Quotations">var anotherObject = {<text:line-break/>  make: "Ford",<text:line-break/>  5: "five",<text:line-break/>  "model": "focus"<text:line-break/>};</text:p>
      <text:p text:style-name="Text_20_body">However, if your object has any non-string properties, JavaScript will automatically typecast them as strings.</text:p>
      <text:p text:style-name="Horizontal_20_Line"/>
      <text:p text:style-name="Text_20_body"><text:soft-page-break/>Make an object that represents a dog called <text:span text:style-name="Source_20_Text">myDog</text:span> which contains the properties <text:span text:style-name="Source_20_Text">"name"</text:span> (a string), <text:span text:style-name="Source_20_Text">"legs"</text:span>, <text:span text:style-name="Source_20_Text">"tails"</text:span> and <text:span text:style-name="Source_20_Text">"friends"</text:span>.</text:p>
      <text:p text:style-name="Text_20_body">You can set these object properties to whatever values you want, as long <text:span text:style-name="Source_20_Text">"name"</text:span> is a string, <text:span text:style-name="Source_20_Text">"legs"</text:span> and <text:span text:style-name="Source_20_Text">"tails"</text:span> are numbers, and <text:span text:style-name="Source_20_Text">"friends"</text:span> is an array.</text:p>
      <text:h text:style-name="Heading_20_2" text:outline-level="2">Accessing Object Properties with Dot Notation</text:h>
      <text:p text:style-name="Text_20_body">There are two ways to access the properties of an object: dot notation (<text:span text:style-name="Source_20_Text">.</text:span>) and bracket notation (<text:span text:style-name="Source_20_Text">[]</text:span>), similar to an array.</text:p>
      <text:p text:style-name="Text_20_body">Dot notation is what you use when you know the name of the property you're trying to access ahead of time.</text:p>
      <text:p text:style-name="Text_20_body">Here is a sample of using dot notation (<text:span text:style-name="Source_20_Text">.</text:span>) to read an object's property:</text:p>
      <text:p text:style-name="Quotations">var myObj = {<text:line-break/>  prop1: "val1",<text:line-break/>  prop2: "val2"<text:line-break/>};<text:line-break/>var prop1val = myObj.prop1; // val1<text:line-break/>var prop2val = myObj.prop2; // val2</text:p>
      <text:p text:style-name="Horizontal_20_Line"/>
      <text:p text:style-name="Text_20_body">Read in the property values of <text:span text:style-name="Source_20_Text">testObj</text:span> using dot notation. Set the variable <text:span text:style-name="Source_20_Text">hatValue</text:span> equal to the object's property <text:span text:style-name="Source_20_Text">hat</text:span> and set the variable <text:span text:style-name="Source_20_Text">shirtValue</text:span> equal to the object's property <text:span text:style-name="Source_20_Text">shirt</text:span>.</text:p>
      <text:h text:style-name="Heading_20_2" text:outline-level="2">Accessing Object Properties with Bracket Notation</text:h>
      <text:p text:style-name="Text_20_body">The second way to access the properties of an object is bracket notation (<text:span text:style-name="Source_20_Text">[]</text:span>). If the property of the object you are trying to access has a space in its name, you will need to use bracket notation.</text:p>
      <text:p text:style-name="Text_20_body">However, you can still use bracket notation on object properties without spaces.</text:p>
      <text:p text:style-name="Text_20_body">Here is a sample of using bracket notation to read an object's property:</text:p>
      <text:p text:style-name="Quotations">var myObj = {<text:line-break/>  "Space Name": "Kirk",<text:line-break/>  "More Space": "Spock",<text:line-break/>  "NoSpace": "USS Enterprise"<text:line-break/>};<text:line-break/>myObj["Space Name"]; // Kirk<text:line-break/>myObj['More Space']; // Spock<text:line-break/>myObj["NoSpace"]; // USS Enterprise</text:p>
      <text:p text:style-name="Text_20_body">Note that property names with spaces in them must be in quotes (single or double).</text:p>
      <text:p text:style-name="Horizontal_20_Line"/>
      <text:p text:style-name="Text_20_body"><text:soft-page-break/>Read the values of the properties <text:span text:style-name="Source_20_Text">"an entree"</text:span> and <text:span text:style-name="Source_20_Text">"the drink"</text:span> of <text:span text:style-name="Source_20_Text">testObj</text:span> using bracket notation and assign them to <text:span text:style-name="Source_20_Text">entreeValue</text:span> and <text:span text:style-name="Source_20_Text">drinkValue</text:span> respectively.</text:p>
      <text:h text:style-name="Heading_20_2" text:outline-level="2">Accessing Object Properties with Variables</text:h>
      <text:p text:style-name="Text_20_body">Another use of bracket notation on objects is to access a property which is stored as the value of a variable. This can be very useful for iterating through an object's properties or when accessing a lookup table.</text:p>
      <text:p text:style-name="Text_20_body">Here is an example of using a variable to access a property:</text:p>
      <text:p text:style-name="Quotations">var dogs = {<text:line-break/>  Fido: "Mutt", Hunter: "Doberman", Snoopie: "Beagle"<text:line-break/>};<text:line-break/>var myDog = "Hunter";<text:line-break/>var myBreed = dogs[myDog];<text:line-break/>console.log(myBreed); // "Doberman"</text:p>
      <text:p text:style-name="Text_20_body">Another way you can use this concept is when the property's name is collected dynamically during the program execution, as follows:</text:p>
      <text:p text:style-name="Quotations">var someObj = {<text:line-break/>  propName: "John"<text:line-break/>};<text:line-break/>function propPrefix(str) {<text:line-break/>  var s = "prop";<text:line-break/>  return s + str;<text:line-break/>}<text:line-break/>var someProp = propPrefix("Name"); // someProp now holds the value 'propName'<text:line-break/>console.log(someObj[someProp]); // "John"</text:p>
      <text:p text:style-name="Text_20_body">Note that we do <text:span text:style-name="Emphasis">not</text:span> use quotes around the variable name when using it to access the property because we are using the <text:span text:style-name="Emphasis">value</text:span> of the variable, not the <text:span text:style-name="Emphasis">name</text:span>.</text:p>
      <text:p text:style-name="Horizontal_20_Line"/>
      <text:p text:style-name="Text_20_body">Use the <text:span text:style-name="Source_20_Text">playerNumber</text:span> variable to look up player <text:span text:style-name="Source_20_Text">16</text:span> in <text:span text:style-name="Source_20_Text">testObj</text:span> using bracket notation. Then assign that name to the <text:span text:style-name="Source_20_Text">player</text:span> variable.</text:p>
      <text:h text:style-name="Heading_20_2" text:outline-level="2">Updating Object Properties</text:h>
      <text:p text:style-name="Text_20_body">After you've created a JavaScript object, you can update its properties at any time just like you would update any other variable. You can use either dot or bracket notation to update.</text:p>
      <text:p text:style-name="Text_20_body">For example, let's look at <text:span text:style-name="Source_20_Text">ourDog</text:span>:</text:p>
      <text:p text:style-name="Quotations">var ourDog = {<text:line-break/>  "name": "Camper",<text:line-break/>  "legs": 4,<text:line-break/><text:soft-page-break/>  "tails": 1,<text:line-break/>  "friends": ["everything!"]<text:line-break/>};</text:p>
      <text:p text:style-name="Text_20_body">Since he's a particularly happy dog, let's change his name to "Happy Camper". Here's how we update his object's name property:</text:p>
      <text:p text:style-name="Text_20_body"><text:span text:style-name="Source_20_Text">ourDog.name = "Happy Camper";</text:span> or</text:p>
      <text:p text:style-name="Text_20_body"><text:span text:style-name="Source_20_Text">ourDog["name"] = "Happy Camper";</text:span></text:p>
      <text:p text:style-name="Text_20_body">Now when we evaluate <text:span text:style-name="Source_20_Text">ourDog.name</text:span>, instead of getting "Camper", we'll get his new name, "Happy Camper".</text:p>
      <text:p text:style-name="Horizontal_20_Line"/>
      <text:p text:style-name="Text_20_body">Update the <text:span text:style-name="Source_20_Text">myDog</text:span> object's name property. Let's change her name from "Coder" to "Happy Coder". You can use either dot or bracket notation.</text:p>
      <text:h text:style-name="Heading_20_2" text:outline-level="2">Add New Properties to a JavaScript Object</text:h>
      <text:p text:style-name="Text_20_body">You can add new properties to existing JavaScript objects the same way you would modify them.</text:p>
      <text:p text:style-name="Text_20_body">Here's how we would add a <text:span text:style-name="Source_20_Text">"bark"</text:span> property to <text:span text:style-name="Source_20_Text">ourDog</text:span>:</text:p>
      <text:p text:style-name="Text_20_body"><text:span text:style-name="Source_20_Text">ourDog.bark = "bow-wow";</text:span> </text:p>
      <text:p text:style-name="Text_20_body">or</text:p>
      <text:p text:style-name="Text_20_body"><text:span text:style-name="Source_20_Text">ourDog["bark"] = "bow-wow";</text:span></text:p>
      <text:p text:style-name="Text_20_body">Now when we evaluate <text:span text:style-name="Source_20_Text">ourDog.bark</text:span>, we'll get his bark, "bow-wow".</text:p>
      <text:p text:style-name="Horizontal_20_Line"/>
      <text:p text:style-name="Text_20_body">Add a <text:span text:style-name="Source_20_Text">"bark"</text:span> property to <text:span text:style-name="Source_20_Text">myDog</text:span> and set it to a dog sound, such as "woof". You may use either dot or bracket notation.</text:p>
      <text:h text:style-name="Heading_20_2" text:outline-level="2">Delete Properties from a JavaScript Object</text:h>
      <text:p text:style-name="Text_20_body">We can also delete properties from objects like this:</text:p>
      <text:p text:style-name="Text_20_body"><text:span text:style-name="Source_20_Text">delete ourDog.bark;</text:span></text:p>
      <text:p text:style-name="Horizontal_20_Line"/>
      <text:p text:style-name="Text_20_body">Delete the <text:span text:style-name="Source_20_Text">"tails"</text:span> property from <text:span text:style-name="Source_20_Text">myDog</text:span>. You may use either dot or bracket notation.</text:p>
      <text:h text:style-name="Heading_20_2" text:outline-level="2"><text:soft-page-break/>Using Objects for Lookups</text:h>
      <text:p text:style-name="Text_20_body">Objects can be thought of as a key/value storage, like a dictionary. If you have tabular data, you can use an object to "lookup" values rather than a <text:span text:style-name="Source_20_Text">switch</text:span> statement or an <text:span text:style-name="Source_20_Text">if/else</text:span> chain. This is most useful when you know that your input data is limited to a certain range.</text:p>
      <text:p text:style-name="Text_20_body">Here is an example of a simple reverse alphabet lookup:</text:p>
      <text:p text:style-name="Quotations">var alpha = {<text:line-break/>  1:"Z",<text:line-break/>  2:"Y",<text:line-break/>  3:"X",<text:line-break/>  4:"W",<text:line-break/>  ...<text:line-break/>  24:"C",<text:line-break/>  25:"B",<text:line-break/>  26:"A"<text:line-break/>};<text:line-break/>alpha[2]; // "Y"<text:line-break/>alpha[24]; // "C"<text:line-break/><text:line-break/>var value = 2;<text:line-break/>alpha[value]; // "Y"</text:p>
      <text:p text:style-name="Horizontal_20_Line"/>
      <text:p text:style-name="Text_20_body">Convert the switch statement into an object called <text:span text:style-name="Source_20_Text">lookup</text:span>. Use it to look up <text:span text:style-name="Source_20_Text">val</text:span> and assign the associated string to the <text:span text:style-name="Source_20_Text">result</text:span> variable.</text:p>
      <text:h text:style-name="Heading_20_2" text:outline-level="2">Testing Objects for Properties</text:h>
      <text:p text:style-name="Text_20_body">Sometimes it is useful to check if the property of a given object exists or not. We can use the <text:span text:style-name="Source_20_Text">.hasOwnProperty(propname)</text:span> method of objects to determine if that object has the given property name. <text:span text:style-name="Source_20_Text">.hasOwnProperty()</text:span> returns <text:span text:style-name="Source_20_Text">true</text:span> or <text:span text:style-name="Source_20_Text">false</text:span> if the property is found or not.</text:p>
      <text:p text:style-name="Text_20_body"><text:span text:style-name="Strong_20_Emphasis">Example</text:span></text:p>
      <text:p text:style-name="Quotations">var myObj = {<text:line-break/>  top: "hat",<text:line-break/>  bottom: "pants"<text:line-break/>};<text:line-break/>myObj.hasOwnProperty("top"); // true<text:line-break/>myObj.hasOwnProperty("middle"); // false</text:p>
      <text:p text:style-name="Horizontal_20_Line"/>
      <text:p text:style-name="Text_20_body">Modify the function <text:span text:style-name="Source_20_Text">checkObj</text:span> to test <text:span text:style-name="Source_20_Text">myObj</text:span> for <text:span text:style-name="Source_20_Text">checkProp</text:span>. If the property is found, return that property's value. If not, return <text:span text:style-name="Source_20_Text">"Not Found"</text:span>.</text:p>
      <text:h text:style-name="Heading_20_2" text:outline-level="2"><text:soft-page-break/>Manipulating Complex Objects</text:h>
      <text:p text:style-name="Text_20_body">Sometimes you may want to store data in a flexible <text:span text:style-name="Definition">Data Structure</text:span>. A JavaScript object is one way to handle flexible data. They allow for arbitrary combinations of <text:span text:style-name="Definition">strings</text:span>, <text:span text:style-name="Definition">numbers</text:span>, <text:span text:style-name="Definition">booleans</text:span>, <text:span text:style-name="Definition">arrays</text:span>, <text:span text:style-name="Definition">functions</text:span>, and <text:span text:style-name="Definition">objects</text:span>.</text:p>
      <text:p text:style-name="Text_20_body">Here's an example of a complex data structure:</text:p>
      <text:p text:style-name="Quotations">var ourMusic = [<text:line-break/>  {<text:line-break/>    "artist": "Daft Punk",<text:line-break/>    "title": "Homework",<text:line-break/>    "release_year": 1997,<text:line-break/>    "formats": [ <text:line-break/>      "CD", <text:line-break/>      "Cassette", <text:line-break/>      "LP"<text:line-break/>    ],<text:line-break/>    "gold": true<text:line-break/>  }<text:line-break/>];</text:p>
      <text:p text:style-name="Text_20_body">This is an array which contains one object inside. The object has various pieces of <text:span text:style-name="Definition">metadata</text:span> about an album. It also has a nested <text:span text:style-name="Source_20_Text">"formats"</text:span> array. If you want to add more album records, you can do this by adding records to the top level array.</text:p>
      <text:p text:style-name="Text_20_body">Objects hold data in a property, which has a key-value format. In the example above, <text:span text:style-name="Source_20_Text">"artist": "Daft Punk"</text:span> is a property that has a key of <text:span text:style-name="Source_20_Text">"artist"</text:span> and a value of <text:span text:style-name="Source_20_Text">"Daft Punk"</text:span>.</text:p>
      <text:p text:style-name="Text_20_body"><text:a xlink:type="simple" xlink:href="http://www.json.org/" office:target-frame-name="_blank" xlink:show="new" text:style-name="Internet_20_link" text:visited-style-name="Visited_20_Internet_20_Link">JavaScript Object Notation</text:a> or <text:span text:style-name="Source_20_Text">JSON</text:span> is a related data interchange format used to store data.</text:p>
      <text:p text:style-name="Quotations">{<text:line-break/>  "artist": "Daft Punk",<text:line-break/>  "title": "Homework",<text:line-break/>  "release_year": 1997,<text:line-break/>  "formats": [ <text:line-break/>    "CD",<text:line-break/>    "Cassette",<text:line-break/>    "LP"<text:line-break/>  ],<text:line-break/>  "gold": true<text:line-break/>}</text:p>
      <text:p text:style-name="Text_20_body"><text:span text:style-name="Strong_20_Emphasis">Note</text:span><text:line-break/>You will need to place a comma after every object in the array, unless it is the last object in the array.</text:p>
      <text:p text:style-name="Horizontal_20_Line"/>
      <text:p text:style-name="Text_20_body">Add a new album to the <text:span text:style-name="Source_20_Text">myMusic</text:span> array. Add <text:span text:style-name="Source_20_Text">artist</text:span> and <text:span text:style-name="Source_20_Text">title</text:span> strings, <text:span text:style-name="Source_20_Text">release_year</text:span> number, and a <text:span text:style-name="Source_20_Text">formats</text:span> array of strings.</text:p>
      <text:h text:style-name="Heading_20_2" text:outline-level="2"><text:soft-page-break/>Accessing Nested Objects</text:h>
      <text:p text:style-name="Text_20_body">The sub-properties of objects can be accessed by chaining together the dot or bracket notation.</text:p>
      <text:p text:style-name="Text_20_body">Here is a nested object:</text:p>
      <text:p text:style-name="Quotations">var ourStorage = {<text:line-break/>  "desk": {<text:line-break/>    "drawer": "stapler"<text:line-break/>  },<text:line-break/>  "cabinet": {<text:line-break/>    "top drawer": { <text:line-break/>      "folder1": "a file",<text:line-break/>      "folder2": "secrets"<text:line-break/>    },<text:line-break/>    "bottom drawer": "soda"<text:line-break/>  }<text:line-break/>};<text:line-break/>ourStorage.cabinet["top drawer"].folder2; // "secrets"<text:line-break/>ourStorage.desk.drawer; // "stapler"</text:p>
      <text:p text:style-name="Horizontal_20_Line"/>
      <text:p text:style-name="Text_20_body">Access the <text:span text:style-name="Source_20_Text">myStorage</text:span> object and assign the contents of the <text:span text:style-name="Source_20_Text">glove box</text:span> property to the <text:span text:style-name="Source_20_Text">gloveBoxContents</text:span> variable. Use bracket notation for properties with a space in their name.</text:p>
      <text:h text:style-name="Heading_20_2" text:outline-level="2">Accessing Nested Arrays</text:h>
      <text:p text:style-name="Text_20_body">As we have seen in earlier examples, objects can contain both nested objects and nested arrays. Similar to accessing nested objects, Array bracket notation can be chained to access nested arrays.</text:p>
      <text:p text:style-name="Text_20_body">Here is an example of how to access a nested array:</text:p>
      <text:p text:style-name="Quotations">var ourPets = [<text:line-break/>  {<text:line-break/>    animalType: "cat",<text:line-break/>    names: [<text:line-break/>      "Meowzer",<text:line-break/>      "Fluffy",<text:line-break/>      "Kit-Cat"<text:line-break/>    ]<text:line-break/>  },<text:line-break/>  {<text:line-break/>    animalType: "dog",<text:line-break/>    names: [<text:line-break/>      "Spot",<text:line-break/>      "Bowser",<text:line-break/>      "Frankie"<text:line-break/>    ]<text:line-break/>  }<text:line-break/><text:soft-page-break/>];<text:line-break/>ourPets[0].names[1]; // "Fluffy"<text:line-break/>ourPets[1].names[0]; // "Spot"</text:p>
      <text:p text:style-name="Horizontal_20_Line"/>
      <text:p text:style-name="Text_20_body">Retrieve the second tree from the variable <text:span text:style-name="Source_20_Text">myPlants</text:span> using object dot and array bracket notation.</text:p>
      <text:h text:style-name="Heading_20_2" text:outline-level="2">Record Collection</text:h>
      <text:p text:style-name="Text_20_body">You are given a JSON object representing a part of your musical album collection. Each album has several properties and a unique id number as its key. Not all albums have complete information.</text:p>
      <text:p text:style-name="Text_20_body">Write a function which takes an album's <text:span text:style-name="Source_20_Text">id</text:span> (like <text:span text:style-name="Source_20_Text">2548</text:span>), a property <text:span text:style-name="Source_20_Text">prop</text:span> (like <text:span text:style-name="Source_20_Text">"artist"</text:span> or <text:span text:style-name="Source_20_Text">"tracks"</text:span>), and a <text:span text:style-name="Source_20_Text">value</text:span> (like <text:span text:style-name="Source_20_Text">"Addicted to Love"</text:span>) to modify the data in this collection.</text:p>
      <text:p text:style-name="Text_20_body">If <text:span text:style-name="Source_20_Text">prop</text:span> isn't <text:span text:style-name="Source_20_Text">"tracks"</text:span> and <text:span text:style-name="Source_20_Text">value</text:span> isn't empty (<text:span text:style-name="Source_20_Text">""</text:span>), update or set the <text:span text:style-name="Source_20_Text">value</text:span> for that record album's property.</text:p>
      <text:p text:style-name="Text_20_body">Your function must always return the entire collection object.</text:p>
      <text:p text:style-name="Text_20_body">There are several rules for handling incomplete data:</text:p>
      <text:p text:style-name="Text_20_body">If <text:span text:style-name="Source_20_Text">prop</text:span> is <text:span text:style-name="Source_20_Text">"tracks"</text:span> but the album doesn't have a <text:span text:style-name="Source_20_Text">"tracks"</text:span> property, create an empty array before adding the new value to the album's corresponding property.</text:p>
      <text:p text:style-name="Text_20_body">If <text:span text:style-name="Source_20_Text">prop</text:span> is <text:span text:style-name="Source_20_Text">"tracks"</text:span> and <text:span text:style-name="Source_20_Text">value</text:span> isn't empty (<text:span text:style-name="Source_20_Text">""</text:span>), push the <text:span text:style-name="Source_20_Text">value</text:span> onto the end of the album's existing <text:span text:style-name="Source_20_Text">tracks</text:span> array.</text:p>
      <text:p text:style-name="Text_20_body">If <text:span text:style-name="Source_20_Text">value</text:span> is empty (<text:span text:style-name="Source_20_Text">""</text:span>), delete the given <text:span text:style-name="Source_20_Text">prop</text:span> property from the album.</text:p>
      <text:p text:style-name="Text_20_body"><text:span text:style-name="Strong_20_Emphasis">Hints</text:span><text:line-break/>Use <text:span text:style-name="Source_20_Text">bracket notation</text:span> when <text:a xlink:type="simple" xlink:href="https://learn.freecodecamp.org/javascript-algorithms-and-data-structures/basic-javascript/accessing-object-properties-with-variables" office:target-frame-name="_blank" xlink:show="new" text:style-name="Internet_20_link" text:visited-style-name="Visited_20_Internet_20_Link">accessing object properties with variables</text:a>.</text:p>
      <text:p text:style-name="Text_20_body">Push is an array method you can read about on <text:a xlink:type="simple" xlink:href="https://developer.mozilla.org/en-US/docs/Web/JavaScript/Reference/Global_Objects/Array/push" office:target-frame-name="_blank" xlink:show="new" text:style-name="Internet_20_link" text:visited-style-name="Visited_20_Internet_20_Link">Mozilla Developer Network</text:a>.</text:p>
      <text:p text:style-name="Text_20_body">You may refer back to <text:a xlink:type="simple" xlink:href="https://learn.freecodecamp.org/javascript-algorithms-and-data-structures/basic-javascript/manipulating-complex-objects" office:target-frame-name="_blank" xlink:show="new" text:style-name="Internet_20_link" text:visited-style-name="Visited_20_Internet_20_Link">Manipulating Complex Objects</text:a> Introducing JavaScript Object Notation (JSON) for a refresher.</text:p>
      <text:h text:style-name="Heading_20_2" text:outline-level="2">Iterate with JavaScript While Loops</text:h>
      <text:p text:style-name="Text_20_body">You can run the same code multiple times by using a loop.</text:p>
      <text:p text:style-name="Text_20_body">The first type of loop we will learn is called a "<text:span text:style-name="Source_20_Text">while</text:span>" loop because it runs "while" a specified condition is true and stops once that condition is no longer true.</text:p>
      <text:p text:style-name="Quotations">var ourArray = [];<text:line-break/>var i = 0;<text:line-break/>while(i &lt; 5) {<text:line-break/>  ourArray.push(i);<text:line-break/><text:soft-page-break/>  i++;<text:line-break/>}</text:p>
      <text:p text:style-name="Text_20_body">Let's try getting a while loop to work by pushing values to an array.</text:p>
      <text:p text:style-name="Horizontal_20_Line"/>
      <text:p text:style-name="Text_20_body">Push the numbers 0 through 4 to <text:span text:style-name="Source_20_Text">myArray</text:span> using a <text:span text:style-name="Source_20_Text">while</text:span> loop.</text:p>
      <text:h text:style-name="Heading_20_2" text:outline-level="2">Iterate with JavaScript For Loops</text:h>
      <text:p text:style-name="Text_20_body">You can run the same code multiple times by using a loop.</text:p>
      <text:p text:style-name="Text_20_body">The most common type of JavaScript loop is called a "<text:span text:style-name="Source_20_Text">for loop</text:span>" because it runs "for" a specific number of times.</text:p>
      <text:p text:style-name="Text_20_body">For loops are declared with three optional expressions separated by semicolons:</text:p>
      <text:p text:style-name="Text_20_body"><text:span text:style-name="Source_20_Text">for ([initialization]; [condition]; [final-expression])</text:span></text:p>
      <text:p text:style-name="Text_20_body">The <text:span text:style-name="Source_20_Text">initialization</text:span> statement is executed one time only before the loop starts. It is typically used to define and setup your loop variable.</text:p>
      <text:p text:style-name="Text_20_body">The <text:span text:style-name="Source_20_Text">condition</text:span> statement is evaluated at the beginning of every loop iteration and will continue as long as it evaluates to <text:span text:style-name="Source_20_Text">true</text:span>. When <text:span text:style-name="Source_20_Text">condition</text:span> is <text:span text:style-name="Source_20_Text">false</text:span> at the start of the iteration, the loop will stop executing. This means if <text:span text:style-name="Source_20_Text">condition</text:span> starts as <text:span text:style-name="Source_20_Text">false</text:span>, your loop will never execute.</text:p>
      <text:p text:style-name="Text_20_body">The <text:span text:style-name="Source_20_Text">final-expression</text:span> is executed at the end of each loop iteration, prior to the next <text:span text:style-name="Source_20_Text">condition</text:span> check and is usually used to increment or decrement your loop counter.</text:p>
      <text:p text:style-name="Text_20_body">In the following example we initialize with <text:span text:style-name="Source_20_Text">i = 0</text:span> and iterate while our condition <text:span text:style-name="Source_20_Text">i &lt; 5</text:span> is true. We'll increment <text:span text:style-name="Source_20_Text">i</text:span> by <text:span text:style-name="Source_20_Text">1</text:span> in each loop iteration with <text:span text:style-name="Source_20_Text">i++</text:span> as our <text:span text:style-name="Source_20_Text">final-expression</text:span>.</text:p>
      <text:p text:style-name="Quotations">var ourArray = [];<text:line-break/>for (var i = 0; i &lt; 5; i++) {<text:line-break/>  ourArray.push(i);<text:line-break/>}</text:p>
      <text:p text:style-name="Text_20_body"><text:span text:style-name="Source_20_Text">ourArray</text:span> will now contain <text:span text:style-name="Source_20_Text">[0,1,2,3,4]</text:span>.</text:p>
      <text:p text:style-name="Horizontal_20_Line"/>
      <text:p text:style-name="Text_20_body">Use a <text:span text:style-name="Source_20_Text">for</text:span> loop to work to push the values 1 through 5 onto <text:span text:style-name="Source_20_Text">myArray</text:span>.</text:p>
      <text:h text:style-name="Heading_20_2" text:outline-level="2">Iterate Odd Numbers With a For Loop</text:h>
      <text:p text:style-name="Text_20_body">For loops don't have to iterate one at a time. By changing our <text:span text:style-name="Source_20_Text">final-expression</text:span>, we can count by even numbers.</text:p>
      <text:p text:style-name="Text_20_body">We'll start at <text:span text:style-name="Source_20_Text">i = 0</text:span> and loop while <text:span text:style-name="Source_20_Text">i &lt; 10</text:span>. We'll increment <text:span text:style-name="Source_20_Text">i</text:span> by 2 each loop with <text:span text:style-name="Source_20_Text">i += 2</text:span>.</text:p>
      <text:p text:style-name="Quotations"><text:soft-page-break/>var ourArray = [];<text:line-break/>for (var i = 0; i &lt; 10; i += 2) {<text:line-break/>  ourArray.push(i);<text:line-break/>}</text:p>
      <text:p text:style-name="Text_20_body"><text:span text:style-name="Source_20_Text">ourArray</text:span> will now contain <text:span text:style-name="Source_20_Text">[0,2,4,6,8]</text:span>.</text:p>
      <text:p text:style-name="Text_20_body">Let's change our <text:span text:style-name="Source_20_Text">initialization</text:span> so we can count by odd numbers.</text:p>
      <text:p text:style-name="Horizontal_20_Line"/>
      <text:p text:style-name="Text_20_body">Push the odd numbers from 1 through 9 to <text:span text:style-name="Source_20_Text">myArray</text:span> using a <text:span text:style-name="Source_20_Text">for</text:span> loop.</text:p>
      <text:p text:style-name="Text_20_body"/>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Definition"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q" style:family="text"/>
    <style:style style:name="Numbering_20_Symbols" style:display-name="Numbering Symbols" style:family="text"/>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0T11:28:27.542250942</meta:creation-date>
    <dc:date>2019-10-13T17:32:49.094754578</dc:date>
    <meta:editing-duration>PT4H8M33S</meta:editing-duration>
    <meta:editing-cycles>76</meta:editing-cycles>
    <meta:generator>LibreOffice/6.2.7.1$Linux_X86_64 LibreOffice_project/20$Build-1</meta:generator>
    <meta:document-statistic meta:table-count="3" meta:image-count="0" meta:object-count="0" meta:page-count="42" meta:paragraph-count="646" meta:word-count="10030" meta:character-count="57494" meta:non-whitespace-character-count="47601"/>
  </office:meta>
</office:document-meta>
</file>